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Consolas" fo:font-size="16pt" fo:font-style="normal" fo:font-weight="bold" officeooo:rsid="0017fa9c" officeooo:paragraph-rsid="0017fa9c" style:font-size-asian="16pt" style:font-style-asian="normal" style:font-weight-asian="bold" style:font-size-complex="16pt" style:font-style-complex="normal" style:font-weight-complex="bold"/>
    </style:style>
    <style:style style:name="P2" style:family="paragraph" style:parent-style-name="Standard">
      <style:paragraph-properties fo:text-align="center" style:justify-single-word="false"/>
      <style:text-properties style:font-name="Consolas" fo:font-size="16pt" officeooo:paragraph-rsid="0017fa9c" style:font-size-asian="16pt" style:font-size-complex="16pt"/>
    </style:style>
    <style:style style:name="P3" style:family="paragraph" style:parent-style-name="Standard">
      <style:paragraph-properties fo:text-align="center" style:justify-single-word="false" fo:break-before="page"/>
      <style:text-properties style:font-name="Consolas" fo:font-size="16pt" style:font-size-asian="16pt" style:font-size-complex="16pt"/>
    </style:style>
    <style:style style:name="P4" style:family="paragraph" style:parent-style-name="Standard">
      <style:paragraph-properties fo:text-align="center" style:justify-single-word="false"/>
      <style:text-properties style:font-name="Consolas" fo:font-size="16pt" style:font-size-asian="16pt" style:font-size-complex="16pt"/>
    </style:style>
    <style:style style:name="P5" style:family="paragraph" style:parent-style-name="Standard">
      <style:paragraph-properties fo:text-align="center" style:justify-single-word="false" fo:break-before="page"/>
      <style:text-properties style:font-name="Consolas" fo:font-size="16pt" officeooo:paragraph-rsid="0017fe09" style:font-size-asian="16pt" style:font-size-complex="16pt"/>
    </style:style>
    <style:style style:name="P6" style:family="paragraph" style:parent-style-name="Standard">
      <style:paragraph-properties fo:text-align="center" style:justify-single-word="false"/>
      <style:text-properties style:font-name="Consolas" fo:font-size="16pt" officeooo:paragraph-rsid="0017fe09" style:font-size-asian="16pt" style:font-size-complex="16pt"/>
    </style:style>
    <style:style style:name="P7" style:family="paragraph" style:parent-style-name="Standard">
      <style:paragraph-properties fo:text-align="center" style:justify-single-word="false" fo:break-before="page"/>
      <style:text-properties style:font-name="Consolas" fo:font-size="16pt" officeooo:paragraph-rsid="0034a936" style:font-size-asian="16pt" style:font-size-complex="16pt"/>
    </style:style>
    <style:style style:name="P8" style:family="paragraph" style:parent-style-name="Standard">
      <style:paragraph-properties fo:text-align="center" style:justify-single-word="false"/>
      <style:text-properties style:font-name="Consolas" fo:font-size="16pt" officeooo:paragraph-rsid="0034a936" style:font-size-asian="16pt" style:font-size-complex="16pt"/>
    </style:style>
    <style:style style:name="P9" style:family="paragraph" style:parent-style-name="Standard">
      <style:paragraph-properties fo:text-align="center" style:justify-single-word="false" fo:break-before="page"/>
      <style:text-properties style:font-name="Consolas" fo:font-size="16pt" officeooo:paragraph-rsid="00367bbe" style:font-size-asian="16pt" style:font-size-complex="16pt"/>
    </style:style>
    <style:style style:name="P10" style:family="paragraph" style:parent-style-name="Standard">
      <style:paragraph-properties fo:text-align="center" style:justify-single-word="false"/>
      <style:text-properties style:font-name="Consolas" fo:font-size="16pt" officeooo:paragraph-rsid="00367bbe" style:font-size-asian="16pt" style:font-size-complex="16pt"/>
    </style:style>
    <style:style style:name="P11" style:family="paragraph" style:parent-style-name="Standard">
      <style:paragraph-properties fo:text-align="center" style:justify-single-word="false" fo:break-before="page"/>
      <style:text-properties style:font-name="Consolas" fo:font-size="16pt" officeooo:paragraph-rsid="005bf2c7" style:font-size-asian="16pt" style:font-size-complex="16pt"/>
    </style:style>
    <style:style style:name="P12" style:family="paragraph" style:parent-style-name="Standard">
      <style:paragraph-properties fo:text-align="center" style:justify-single-word="false"/>
      <style:text-properties style:font-name="Consolas" fo:font-size="16pt" officeooo:paragraph-rsid="005bf2c7" style:font-size-asian="16pt" style:font-size-complex="16pt"/>
    </style:style>
    <style:style style:name="P13" style:family="paragraph" style:parent-style-name="Standard">
      <style:paragraph-properties fo:text-align="center" style:justify-single-word="false" fo:break-before="page"/>
      <style:text-properties style:font-name="Consolas" fo:font-size="16pt" officeooo:paragraph-rsid="0063c3b7" style:font-size-asian="16pt" style:font-size-complex="16pt"/>
    </style:style>
    <style:style style:name="P14" style:family="paragraph" style:parent-style-name="Standard">
      <style:paragraph-properties fo:text-align="center" style:justify-single-word="false"/>
      <style:text-properties style:font-name="Consolas" fo:font-size="16pt" officeooo:paragraph-rsid="0063c3b7" style:font-size-asian="16pt" style:font-size-complex="16pt"/>
    </style:style>
    <style:style style:name="P15" style:family="paragraph" style:parent-style-name="Standard">
      <style:paragraph-properties fo:text-align="center" style:justify-single-word="false" fo:break-before="page"/>
      <style:text-properties style:font-name="Consolas" fo:font-size="16pt" officeooo:paragraph-rsid="00e8c48c" style:font-size-asian="16pt" style:font-size-complex="16pt"/>
    </style:style>
    <style:style style:name="P16" style:family="paragraph" style:parent-style-name="Standard">
      <style:paragraph-properties fo:text-align="center" style:justify-single-word="false"/>
      <style:text-properties style:font-name="Consolas" fo:font-size="16pt" officeooo:paragraph-rsid="00e8c48c" style:font-size-asian="16pt" style:font-size-complex="16pt"/>
    </style:style>
    <style:style style:name="P17" style:family="paragraph" style:parent-style-name="Standard">
      <style:paragraph-properties fo:text-align="justify" style:justify-single-word="false"/>
      <style:text-properties style:font-name="Consolas" fo:font-size="16pt" style:font-size-asian="16pt" style:font-size-complex="16pt"/>
    </style:style>
    <style:style style:name="P18" style:family="paragraph" style:parent-style-name="Standard">
      <style:paragraph-properties fo:text-align="justify" style:justify-single-word="false"/>
      <style:text-properties style:font-name="Consolas" fo:font-size="16pt" officeooo:rsid="002855d6" officeooo:paragraph-rsid="002855d6" style:font-size-asian="16pt" style:font-size-complex="16pt"/>
    </style:style>
    <style:style style:name="P19" style:family="paragraph" style:parent-style-name="Standard">
      <style:paragraph-properties fo:text-align="center" style:justify-single-word="false"/>
      <style:text-properties style:font-name="Consolas" fo:font-size="18pt" fo:font-style="italic" fo:font-weight="bold" style:font-size-asian="18pt" style:font-style-asian="italic" style:font-weight-asian="bold" style:font-size-complex="18pt" style:font-style-complex="italic" style:font-weight-complex="bold"/>
    </style:style>
    <style:style style:name="P20" style:family="paragraph" style:parent-style-name="Standard">
      <style:paragraph-properties fo:text-align="center" style:justify-single-word="false"/>
      <style:text-properties style:font-name="Consolas" fo:font-size="18pt" fo:font-style="italic" fo:font-weight="bold" officeooo:paragraph-rsid="0017fe09" style:font-size-asian="18pt" style:font-style-asian="italic" style:font-weight-asian="bold" style:font-size-complex="18pt" style:font-style-complex="italic" style:font-weight-complex="bold"/>
    </style:style>
    <style:style style:name="P21" style:family="paragraph" style:parent-style-name="Standard">
      <style:paragraph-properties fo:text-align="center" style:justify-single-word="false"/>
      <style:text-properties style:font-name="Consolas" fo:font-size="18pt" fo:font-style="italic" fo:font-weight="bold" officeooo:paragraph-rsid="0034a936" style:font-size-asian="18pt" style:font-style-asian="italic" style:font-weight-asian="bold" style:font-size-complex="18pt" style:font-style-complex="italic" style:font-weight-complex="bold"/>
    </style:style>
    <style:style style:name="P22" style:family="paragraph" style:parent-style-name="Standard">
      <style:paragraph-properties fo:text-align="center" style:justify-single-word="false"/>
      <style:text-properties style:font-name="Consolas" fo:font-size="18pt" fo:font-style="italic" fo:font-weight="bold" officeooo:paragraph-rsid="00367bbe" style:font-size-asian="18pt" style:font-style-asian="italic" style:font-weight-asian="bold" style:font-size-complex="18pt" style:font-style-complex="italic" style:font-weight-complex="bold"/>
    </style:style>
    <style:style style:name="P23" style:family="paragraph" style:parent-style-name="Standard">
      <style:paragraph-properties fo:text-align="center" style:justify-single-word="false"/>
      <style:text-properties style:font-name="Consolas" fo:font-size="18pt" fo:font-style="italic" fo:font-weight="bold" officeooo:paragraph-rsid="005bf2c7" style:font-size-asian="18pt" style:font-style-asian="italic" style:font-weight-asian="bold" style:font-size-complex="18pt" style:font-style-complex="italic" style:font-weight-complex="bold"/>
    </style:style>
    <style:style style:name="P24" style:family="paragraph" style:parent-style-name="Standard">
      <style:paragraph-properties fo:text-align="center" style:justify-single-word="false"/>
      <style:text-properties style:font-name="Consolas" fo:font-size="18pt" fo:font-style="italic" fo:font-weight="bold" officeooo:paragraph-rsid="0063c3b7" style:font-size-asian="18pt" style:font-style-asian="italic" style:font-weight-asian="bold" style:font-size-complex="18pt" style:font-style-complex="italic" style:font-weight-complex="bold"/>
    </style:style>
    <style:style style:name="P25" style:family="paragraph" style:parent-style-name="Standard">
      <style:paragraph-properties fo:text-align="center" style:justify-single-word="false"/>
      <style:text-properties style:font-name="Consolas" fo:font-size="18pt" fo:font-style="italic" fo:font-weight="bold" officeooo:paragraph-rsid="00e8c48c" style:font-size-asian="18pt" style:font-style-asian="italic" style:font-weight-asian="bold" style:font-size-complex="18pt" style:font-style-complex="italic" style:font-weight-complex="bold"/>
    </style:style>
    <style:style style:name="P26" style:family="paragraph" style:parent-style-name="Standard">
      <style:paragraph-properties fo:text-align="justify" style:justify-single-word="false"/>
      <style:text-properties style:font-name="Consolas" fo:font-size="14pt" officeooo:rsid="00447651" officeooo:paragraph-rsid="0063c3b7" style:font-size-asian="14pt" style:font-size-complex="14pt"/>
    </style:style>
    <style:style style:name="P27" style:family="paragraph" style:parent-style-name="Standard">
      <style:paragraph-properties fo:text-align="justify" style:justify-single-word="false"/>
      <style:text-properties style:font-name="Consolas" fo:font-size="14pt" officeooo:rsid="00447651" officeooo:paragraph-rsid="005cc5b3" style:font-size-asian="14pt" style:font-size-complex="14pt"/>
    </style:style>
    <style:style style:name="P28" style:family="paragraph" style:parent-style-name="Standard">
      <style:paragraph-properties fo:text-align="justify" style:justify-single-word="false"/>
      <style:text-properties style:font-name="Consolas" fo:font-size="14pt" officeooo:rsid="00447651" officeooo:paragraph-rsid="00447651" style:font-size-asian="14pt" style:font-size-complex="14pt"/>
    </style:style>
    <style:style style:name="P29" style:family="paragraph" style:parent-style-name="Standard">
      <style:paragraph-properties fo:text-align="justify" style:justify-single-word="false"/>
      <style:text-properties style:font-name="Consolas" fo:font-size="14pt" officeooo:rsid="00447651" officeooo:paragraph-rsid="00ec288b" style:font-size-asian="14pt" style:font-size-complex="14pt"/>
    </style:style>
    <style:style style:name="P30" style:family="paragraph" style:parent-style-name="Standard">
      <style:paragraph-properties fo:text-align="justify" style:justify-single-word="false"/>
      <style:text-properties style:font-name="Consolas" fo:font-size="14pt" officeooo:paragraph-rsid="0035798e" style:font-size-asian="14pt" style:font-size-complex="14pt"/>
    </style:style>
    <style:style style:name="P31" style:family="paragraph" style:parent-style-name="Standard">
      <style:paragraph-properties fo:text-align="justify" style:justify-single-word="false"/>
      <style:text-properties style:font-name="Consolas" fo:font-size="14pt" style:font-size-asian="14pt" style:font-size-complex="14pt"/>
    </style:style>
    <style:style style:name="P32" style:family="paragraph" style:parent-style-name="Standard">
      <style:paragraph-properties fo:text-align="justify" style:justify-single-word="false"/>
      <style:text-properties style:font-name="Consolas" fo:font-size="14pt" officeooo:paragraph-rsid="002e358a" style:font-size-asian="14pt" style:font-size-complex="14pt"/>
    </style:style>
    <style:style style:name="P33" style:family="paragraph" style:parent-style-name="Standard">
      <style:paragraph-properties fo:text-align="justify" style:justify-single-word="false" fo:break-before="page"/>
      <style:text-properties style:font-name="Consolas" fo:font-size="14pt" officeooo:paragraph-rsid="01ec4f40" style:font-size-asian="14pt" style:font-size-complex="14pt"/>
    </style:style>
    <style:style style:name="P34" style:family="paragraph" style:parent-style-name="Standard">
      <style:paragraph-properties fo:text-align="justify" style:justify-single-word="false"/>
      <style:text-properties style:font-name="Consolas" fo:font-size="14pt" officeooo:paragraph-rsid="01ec4f40" style:font-size-asian="14pt" style:font-size-complex="14pt"/>
    </style:style>
    <style:style style:name="P35" style:family="paragraph" style:parent-style-name="Standard">
      <style:paragraph-properties fo:text-align="justify" style:justify-single-word="false"/>
      <style:text-properties style:font-name="Consolas" fo:font-size="14pt" officeooo:rsid="002855d6" officeooo:paragraph-rsid="002855d6" style:font-size-asian="14pt" style:font-size-complex="14pt"/>
    </style:style>
    <style:style style:name="P36" style:family="paragraph" style:parent-style-name="Standard">
      <style:paragraph-properties fo:text-align="justify" style:justify-single-word="false"/>
      <style:text-properties style:font-name="Consolas" fo:font-size="14pt" officeooo:rsid="00292cbc" officeooo:paragraph-rsid="00292cbc" style:font-size-asian="14pt" style:font-size-complex="14pt"/>
    </style:style>
    <style:style style:name="P37" style:family="paragraph" style:parent-style-name="Standard">
      <style:paragraph-properties fo:text-align="justify" style:justify-single-word="false"/>
      <style:text-properties style:font-name="Consolas" fo:font-size="14pt" officeooo:rsid="002b706e" officeooo:paragraph-rsid="002b706e" style:font-size-asian="14pt" style:font-size-complex="14pt"/>
    </style:style>
    <style:style style:name="P38" style:family="paragraph" style:parent-style-name="Standard">
      <style:paragraph-properties fo:text-align="justify" style:justify-single-word="false"/>
      <style:text-properties style:font-name="Consolas" fo:font-size="14pt" officeooo:rsid="0047d773" officeooo:paragraph-rsid="0047d773" style:font-size-asian="14pt" style:font-size-complex="14pt"/>
    </style:style>
    <style:style style:name="P39" style:family="paragraph" style:parent-style-name="Standard">
      <style:paragraph-properties fo:text-align="justify" style:justify-single-word="false"/>
      <style:text-properties style:font-name="Consolas" fo:font-size="14pt" officeooo:rsid="004a43cd" officeooo:paragraph-rsid="0054a6a7" style:font-size-asian="14pt" style:font-size-complex="14pt"/>
    </style:style>
    <style:style style:name="P40" style:family="paragraph" style:parent-style-name="Standard">
      <style:paragraph-properties fo:text-align="justify" style:justify-single-word="false"/>
      <style:text-properties style:font-name="Consolas" fo:font-size="14pt" officeooo:rsid="004a43cd" officeooo:paragraph-rsid="004a43cd" style:font-size-asian="14pt" style:font-size-complex="14pt"/>
    </style:style>
    <style:style style:name="P41" style:family="paragraph" style:parent-style-name="Standard">
      <style:paragraph-properties fo:text-align="justify" style:justify-single-word="false"/>
      <style:text-properties style:font-name="Consolas" fo:font-size="14pt" officeooo:rsid="0037727f" officeooo:paragraph-rsid="0037727f" style:font-size-asian="14pt" style:font-size-complex="14pt"/>
    </style:style>
    <style:style style:name="P42" style:family="paragraph" style:parent-style-name="Standard">
      <style:paragraph-properties fo:text-align="justify" style:justify-single-word="false"/>
      <style:text-properties style:font-name="Consolas" fo:font-size="14pt" officeooo:rsid="006e6a3f" officeooo:paragraph-rsid="006e6a3f" style:font-size-asian="14pt" style:font-size-complex="14pt"/>
    </style:style>
    <style:style style:name="P43" style:family="paragraph" style:parent-style-name="Standard">
      <style:paragraph-properties fo:text-align="justify" style:justify-single-word="false"/>
      <style:text-properties style:font-name="Consolas" fo:font-size="14pt" officeooo:rsid="006fe492" officeooo:paragraph-rsid="006fe492" style:font-size-asian="14pt" style:font-size-complex="14pt"/>
    </style:style>
    <style:style style:name="P44" style:family="paragraph" style:parent-style-name="Standard">
      <style:paragraph-properties fo:text-align="justify" style:justify-single-word="false"/>
      <style:text-properties style:font-name="Consolas" fo:font-size="14pt" officeooo:rsid="00711403" officeooo:paragraph-rsid="00711403" style:font-size-asian="14pt" style:font-size-complex="14pt"/>
    </style:style>
    <style:style style:name="P45" style:family="paragraph" style:parent-style-name="Standard">
      <style:paragraph-properties fo:text-align="justify" style:justify-single-word="false"/>
      <style:text-properties style:font-name="Consolas" fo:font-size="14pt" officeooo:rsid="00743bb0" officeooo:paragraph-rsid="00743bb0" style:font-size-asian="14pt" style:font-size-complex="14pt"/>
    </style:style>
    <style:style style:name="P46" style:family="paragraph" style:parent-style-name="Standard">
      <style:paragraph-properties fo:text-align="justify" style:justify-single-word="false"/>
      <style:text-properties style:font-name="Consolas" fo:font-size="14pt" officeooo:rsid="00b7658e" officeooo:paragraph-rsid="00b7658e" style:font-size-asian="14pt" style:font-size-complex="14pt"/>
    </style:style>
    <style:style style:name="P47" style:family="paragraph" style:parent-style-name="Standard">
      <style:paragraph-properties fo:text-align="justify" style:justify-single-word="false"/>
      <style:text-properties style:font-name="Consolas" fo:font-size="14pt" officeooo:rsid="00b81b29" officeooo:paragraph-rsid="00b81b29" style:font-size-asian="14pt" style:font-size-complex="14pt"/>
    </style:style>
    <style:style style:name="P48" style:family="paragraph" style:parent-style-name="Standard">
      <style:paragraph-properties fo:text-align="justify" style:justify-single-word="false"/>
      <style:text-properties style:font-name="Consolas" fo:font-size="14pt" officeooo:rsid="00b81b29" officeooo:paragraph-rsid="00cdf83f" style:font-size-asian="14pt" style:font-size-complex="14pt"/>
    </style:style>
    <style:style style:name="P49" style:family="paragraph" style:parent-style-name="Standard">
      <style:paragraph-properties fo:text-align="justify" style:justify-single-word="false"/>
      <style:text-properties style:font-name="Consolas" fo:font-size="14pt" officeooo:rsid="00b9c343" officeooo:paragraph-rsid="00b9c343" style:font-size-asian="14pt" style:font-size-complex="14pt"/>
    </style:style>
    <style:style style:name="P50" style:family="paragraph" style:parent-style-name="Standard">
      <style:paragraph-properties fo:text-align="justify" style:justify-single-word="false"/>
      <style:text-properties style:font-name="Consolas" fo:font-size="14pt" officeooo:rsid="00ba5d0f" officeooo:paragraph-rsid="00ba5d0f" style:font-size-asian="14pt" style:font-size-complex="14pt"/>
    </style:style>
    <style:style style:name="P51" style:family="paragraph" style:parent-style-name="Standard">
      <style:paragraph-properties fo:text-align="justify" style:justify-single-word="false"/>
      <style:text-properties style:font-name="Consolas" fo:font-size="14pt" officeooo:rsid="00d48412" officeooo:paragraph-rsid="00cdf83f" style:font-size-asian="14pt" style:font-size-complex="14pt"/>
    </style:style>
    <style:style style:name="P52" style:family="paragraph" style:parent-style-name="Standard">
      <style:paragraph-properties fo:text-align="justify" style:justify-single-word="false"/>
      <style:text-properties style:font-name="Consolas" fo:font-size="14pt" officeooo:rsid="00d48412" officeooo:paragraph-rsid="00d48412" style:font-size-asian="14pt" style:font-size-complex="14pt"/>
    </style:style>
    <style:style style:name="P53" style:family="paragraph" style:parent-style-name="Standard">
      <style:paragraph-properties fo:text-align="justify" style:justify-single-word="false"/>
      <style:text-properties style:font-name="Consolas" fo:font-size="14pt" officeooo:rsid="00d4cf44" officeooo:paragraph-rsid="00d4cf44" style:font-size-asian="14pt" style:font-size-complex="14pt"/>
    </style:style>
    <style:style style:name="P54" style:family="paragraph" style:parent-style-name="Standard">
      <style:paragraph-properties fo:text-align="justify" style:justify-single-word="false"/>
      <style:text-properties style:font-name="Consolas" fo:font-size="14pt" officeooo:rsid="00d66c15" officeooo:paragraph-rsid="00d66c15" style:font-size-asian="14pt" style:font-size-complex="14pt"/>
    </style:style>
    <style:style style:name="P55" style:family="paragraph" style:parent-style-name="Standard">
      <style:paragraph-properties fo:text-align="justify" style:justify-single-word="false"/>
      <style:text-properties style:font-name="Consolas" fo:font-size="14pt" officeooo:rsid="00226600" officeooo:paragraph-rsid="00226600" style:font-size-asian="14pt" style:font-size-complex="14pt"/>
    </style:style>
    <style:style style:name="P56" style:family="paragraph" style:parent-style-name="Standard">
      <style:paragraph-properties fo:text-align="justify" style:justify-single-word="false"/>
      <style:text-properties style:font-name="Consolas" fo:font-size="14pt" officeooo:rsid="002328f6" officeooo:paragraph-rsid="002328f6" style:font-size-asian="14pt" style:font-size-complex="14pt"/>
    </style:style>
    <style:style style:name="P57" style:family="paragraph" style:parent-style-name="Standard">
      <style:paragraph-properties fo:text-align="justify" style:justify-single-word="false"/>
      <style:text-properties style:font-name="Consolas" fo:font-size="14pt" officeooo:rsid="0024c103" officeooo:paragraph-rsid="0024c103" style:font-size-asian="14pt" style:font-size-complex="14pt"/>
    </style:style>
    <style:style style:name="P58" style:family="paragraph" style:parent-style-name="Standard">
      <style:paragraph-properties fo:text-align="justify" style:justify-single-word="false"/>
      <style:text-properties style:font-name="Consolas" fo:font-size="14pt" officeooo:rsid="004f20e7" officeooo:paragraph-rsid="0054a6a7" style:font-size-asian="14pt" style:font-size-complex="14pt"/>
    </style:style>
    <style:style style:name="P59" style:family="paragraph" style:parent-style-name="Standard">
      <style:paragraph-properties fo:text-align="justify" style:justify-single-word="false"/>
      <style:text-properties style:font-name="Consolas" fo:font-size="14pt" officeooo:rsid="01564f86" officeooo:paragraph-rsid="01564f86" style:font-size-asian="14pt" style:font-size-complex="14pt"/>
    </style:style>
    <style:style style:name="P60" style:family="paragraph" style:parent-style-name="Standard">
      <style:paragraph-properties fo:text-align="justify" style:justify-single-word="false"/>
      <style:text-properties style:font-name="Consolas" fo:font-size="14pt" officeooo:rsid="00395fe7" officeooo:paragraph-rsid="015ae574" style:font-size-asian="14pt" style:font-size-complex="14pt"/>
    </style:style>
    <style:style style:name="P61" style:family="paragraph" style:parent-style-name="Standard">
      <style:paragraph-properties fo:text-align="justify" style:justify-single-word="false"/>
      <style:text-properties style:font-name="Consolas" fo:font-size="14pt" fo:font-weight="bold" officeooo:rsid="0061ee2f" officeooo:paragraph-rsid="0063c3b7" style:font-size-asian="14pt" style:font-weight-asian="bold" style:font-size-complex="14pt" style:font-weight-complex="bold"/>
    </style:style>
    <style:style style:name="P62" style:family="paragraph" style:parent-style-name="Standard">
      <style:paragraph-properties fo:text-align="center" style:justify-single-word="false"/>
      <style:text-properties style:font-name="Consolas" fo:font-size="14pt" fo:font-weight="bold" officeooo:rsid="0051fce6" officeooo:paragraph-rsid="00992497" style:font-size-asian="14pt" style:font-weight-asian="bold" style:font-size-complex="14pt" style:font-weight-complex="bold"/>
    </style:style>
    <style:style style:name="P63" style:family="paragraph" style:parent-style-name="Standard">
      <style:paragraph-properties fo:text-align="center" style:justify-single-word="false"/>
      <style:text-properties style:font-name="Consolas" fo:font-size="14pt" fo:font-weight="bold" officeooo:rsid="0051fce6" officeooo:paragraph-rsid="0051fce6" style:font-size-asian="14pt" style:font-weight-asian="bold" style:font-size-complex="14pt" style:font-weight-complex="bold"/>
    </style:style>
    <style:style style:name="P64" style:family="paragraph" style:parent-style-name="Standard">
      <style:paragraph-properties fo:text-align="center" style:justify-single-word="false"/>
      <style:text-properties style:font-name="Consolas" fo:font-size="14pt" fo:font-weight="bold" officeooo:rsid="0051fce6" officeooo:paragraph-rsid="00e8c48c" style:font-size-asian="14pt" style:font-weight-asian="bold" style:font-size-complex="14pt" style:font-weight-complex="bold"/>
    </style:style>
    <style:style style:name="P65" style:family="paragraph" style:parent-style-name="Standard">
      <style:paragraph-properties fo:text-align="justify" style:justify-single-word="false"/>
      <style:text-properties style:font-name="Consolas" fo:font-size="14pt" fo:font-weight="bold" officeooo:rsid="005b514d" officeooo:paragraph-rsid="005cdcb0" style:font-size-asian="14pt" style:font-weight-asian="bold" style:font-size-complex="14pt" style:font-weight-complex="bold"/>
    </style:style>
    <style:style style:name="P66" style:family="paragraph" style:parent-style-name="Standard">
      <style:paragraph-properties fo:text-align="justify" style:justify-single-word="false"/>
      <style:text-properties style:font-name="Consolas" fo:font-size="14pt" fo:font-weight="bold" officeooo:rsid="005b514d" officeooo:paragraph-rsid="00e8c48c" style:font-size-asian="14pt" style:font-weight-asian="bold" style:font-size-complex="14pt" style:font-weight-complex="bold"/>
    </style:style>
    <style:style style:name="P67" style:family="paragraph" style:parent-style-name="Standard">
      <style:paragraph-properties fo:text-align="justify" style:justify-single-word="false"/>
      <style:text-properties style:font-name="Consolas" fo:font-size="14pt" fo:font-weight="bold" officeooo:rsid="00341d1d" officeooo:paragraph-rsid="0080c7c6" style:font-size-asian="14pt" style:font-weight-asian="bold" style:font-size-complex="14pt" style:font-weight-complex="bold"/>
    </style:style>
    <style:style style:name="P68" style:family="paragraph" style:parent-style-name="Standard">
      <style:paragraph-properties fo:text-align="justify" style:justify-single-word="false"/>
      <style:text-properties style:font-name="Consolas" fo:font-size="14pt" fo:font-weight="bold" officeooo:rsid="00341d1d" officeooo:paragraph-rsid="00341d1d" style:font-size-asian="14pt" style:font-weight-asian="bold" style:font-size-complex="14pt" style:font-weight-complex="bold"/>
    </style:style>
    <style:style style:name="P69" style:family="paragraph" style:parent-style-name="Standard">
      <style:paragraph-properties fo:text-align="justify" style:justify-single-word="false"/>
      <style:text-properties style:font-name="Consolas" fo:font-size="14pt" fo:font-weight="bold" style:font-size-asian="14pt" style:font-weight-asian="bold" style:font-size-complex="14pt" style:font-weight-complex="bold"/>
    </style:style>
    <style:style style:name="P70" style:family="paragraph" style:parent-style-name="Standard">
      <style:paragraph-properties fo:text-align="justify" style:justify-single-word="false"/>
      <style:text-properties style:font-name="Consolas" fo:font-size="14pt" fo:font-weight="bold" officeooo:rsid="014978cc" officeooo:paragraph-rsid="014978cc" style:font-size-asian="14pt" style:font-weight-asian="bold" style:font-size-complex="14pt" style:font-weight-complex="bold"/>
    </style:style>
    <style:style style:name="P71" style:family="paragraph" style:parent-style-name="Standard">
      <style:paragraph-properties fo:text-align="justify" style:justify-single-word="false"/>
      <style:text-properties style:font-name="Consolas" fo:font-size="14pt" fo:font-weight="normal" officeooo:rsid="006996a0" officeooo:paragraph-rsid="006996a0" style:font-size-asian="14pt" style:font-weight-asian="normal" style:font-size-complex="14pt" style:font-weight-complex="normal"/>
    </style:style>
    <style:style style:name="P72" style:family="paragraph" style:parent-style-name="Standard">
      <style:paragraph-properties fo:text-align="justify" style:justify-single-word="false"/>
      <style:text-properties style:font-name="Consolas" fo:font-size="14pt" fo:font-weight="normal" officeooo:rsid="0092a710" officeooo:paragraph-rsid="0097e8cd" style:font-size-asian="14pt" style:font-weight-asian="normal" style:font-size-complex="14pt" style:font-weight-complex="normal"/>
    </style:style>
    <style:style style:name="P73" style:family="paragraph" style:parent-style-name="Standard">
      <style:paragraph-properties fo:text-align="justify" style:justify-single-word="false"/>
      <style:text-properties style:font-name="Consolas" fo:font-size="14pt" fo:font-weight="normal" officeooo:rsid="007defc5" officeooo:paragraph-rsid="007c7b7e" style:font-size-asian="14pt" style:font-weight-asian="normal" style:font-size-complex="14pt" style:font-weight-complex="normal"/>
    </style:style>
    <style:style style:name="P74" style:family="paragraph" style:parent-style-name="Standard">
      <style:paragraph-properties fo:text-align="justify" style:justify-single-word="false"/>
      <style:text-properties style:font-name="Consolas" fo:font-size="14pt" fo:font-weight="normal" officeooo:rsid="007defc5" officeooo:paragraph-rsid="016665d7" style:font-size-asian="14pt" style:font-weight-asian="normal" style:font-size-complex="14pt" style:font-weight-complex="normal"/>
    </style:style>
    <style:style style:name="P75" style:family="paragraph" style:parent-style-name="Standard">
      <style:paragraph-properties fo:text-align="justify" style:justify-single-word="false"/>
      <style:text-properties style:font-name="Consolas" fo:font-size="14pt" fo:font-weight="normal" officeooo:rsid="007defc5" officeooo:paragraph-rsid="016a7e74" style:font-size-asian="14pt" style:font-weight-asian="normal" style:font-size-complex="14pt" style:font-weight-complex="normal"/>
    </style:style>
    <style:style style:name="P76" style:family="paragraph" style:parent-style-name="Standard">
      <style:paragraph-properties fo:text-align="justify" style:justify-single-word="false"/>
      <style:text-properties style:font-name="Consolas" fo:font-size="14pt" fo:font-weight="normal" officeooo:rsid="00f10c59" officeooo:paragraph-rsid="00f10c59" style:font-size-asian="14pt" style:font-weight-asian="normal" style:font-size-complex="14pt" style:font-weight-complex="normal"/>
    </style:style>
    <style:style style:name="P77" style:family="paragraph" style:parent-style-name="Standard">
      <style:paragraph-properties fo:text-align="justify" style:justify-single-word="false"/>
      <style:text-properties style:font-name="Consolas" fo:font-size="14pt" fo:font-weight="normal" officeooo:rsid="00f28c31" officeooo:paragraph-rsid="00f28c31" style:font-size-asian="14pt" style:font-weight-asian="normal" style:font-size-complex="14pt" style:font-weight-complex="normal"/>
    </style:style>
    <style:style style:name="P78" style:family="paragraph" style:parent-style-name="Standard">
      <style:paragraph-properties fo:text-align="justify" style:justify-single-word="false"/>
      <style:text-properties style:font-name="Consolas" fo:font-size="14pt" fo:font-weight="normal" officeooo:rsid="00f455a3" officeooo:paragraph-rsid="00f455a3" style:font-size-asian="14pt" style:font-weight-asian="normal" style:font-size-complex="14pt" style:font-weight-complex="normal"/>
    </style:style>
    <style:style style:name="P79" style:family="paragraph" style:parent-style-name="Standard">
      <style:paragraph-properties fo:text-align="justify" style:justify-single-word="false"/>
      <style:text-properties style:font-name="Consolas" fo:font-size="14pt" fo:font-weight="normal" officeooo:rsid="00f63013" officeooo:paragraph-rsid="00f63013" style:font-size-asian="14pt" style:font-weight-asian="normal" style:font-size-complex="14pt" style:font-weight-complex="normal"/>
    </style:style>
    <style:style style:name="P80" style:family="paragraph" style:parent-style-name="Standard">
      <style:paragraph-properties fo:text-align="justify" style:justify-single-word="false"/>
      <style:text-properties style:font-name="Consolas" fo:font-size="14pt" fo:font-weight="normal" officeooo:rsid="00f63013" officeooo:paragraph-rsid="0122f7a8" style:font-size-asian="14pt" style:font-weight-asian="normal" style:font-size-complex="14pt" style:font-weight-complex="normal"/>
    </style:style>
    <style:style style:name="P81" style:family="paragraph" style:parent-style-name="Standard">
      <style:paragraph-properties fo:text-align="justify" style:justify-single-word="false"/>
      <style:text-properties style:font-name="Consolas" fo:font-size="14pt" fo:font-weight="normal" officeooo:rsid="00f7237e" officeooo:paragraph-rsid="00f7237e" style:font-size-asian="14pt" style:font-weight-asian="normal" style:font-size-complex="14pt" style:font-weight-complex="normal"/>
    </style:style>
    <style:style style:name="P82" style:family="paragraph" style:parent-style-name="Standard">
      <style:paragraph-properties fo:text-align="justify" style:justify-single-word="false"/>
      <style:text-properties style:font-name="Consolas" fo:font-size="14pt" fo:font-weight="normal" officeooo:rsid="00f9a759" officeooo:paragraph-rsid="00f9a759" style:font-size-asian="14pt" style:font-weight-asian="normal" style:font-size-complex="14pt" style:font-weight-complex="normal"/>
    </style:style>
    <style:style style:name="P83" style:family="paragraph" style:parent-style-name="Standard">
      <style:paragraph-properties fo:text-align="justify" style:justify-single-word="false"/>
      <style:text-properties style:font-name="Consolas" fo:font-size="14pt" fo:font-weight="normal" officeooo:rsid="00fca731" officeooo:paragraph-rsid="00fca731" style:font-size-asian="14pt" style:font-weight-asian="normal" style:font-size-complex="14pt" style:font-weight-complex="normal"/>
    </style:style>
    <style:style style:name="P84" style:family="paragraph" style:parent-style-name="Standard">
      <style:paragraph-properties fo:text-align="justify" style:justify-single-word="false"/>
      <style:text-properties style:font-name="Consolas" fo:font-size="14pt" fo:font-weight="normal" officeooo:rsid="00fe77a4" officeooo:paragraph-rsid="00fe77a4" style:font-size-asian="14pt" style:font-weight-asian="normal" style:font-size-complex="14pt" style:font-weight-complex="normal"/>
    </style:style>
    <style:style style:name="P85" style:family="paragraph" style:parent-style-name="Standard">
      <style:paragraph-properties fo:text-align="justify" style:justify-single-word="false"/>
      <style:text-properties style:font-name="Consolas" fo:font-size="14pt" fo:font-weight="normal" officeooo:rsid="00ffed71" officeooo:paragraph-rsid="00ffed71" style:font-size-asian="14pt" style:font-weight-asian="normal" style:font-size-complex="14pt" style:font-weight-complex="normal"/>
    </style:style>
    <style:style style:name="P86" style:family="paragraph" style:parent-style-name="Standard">
      <style:paragraph-properties fo:text-align="justify" style:justify-single-word="false"/>
      <style:text-properties style:font-name="Consolas" fo:font-size="14pt" fo:font-weight="normal" officeooo:rsid="0100872c" officeooo:paragraph-rsid="0100872c" style:font-size-asian="14pt" style:font-weight-asian="normal" style:font-size-complex="14pt" style:font-weight-complex="normal"/>
    </style:style>
    <style:style style:name="P87" style:family="paragraph" style:parent-style-name="Standard">
      <style:paragraph-properties fo:text-align="justify" style:justify-single-word="false"/>
      <style:text-properties style:font-name="Consolas" fo:font-size="14pt" fo:font-weight="normal" officeooo:rsid="010243ce" officeooo:paragraph-rsid="010243ce" style:font-size-asian="14pt" style:font-weight-asian="normal" style:font-size-complex="14pt" style:font-weight-complex="normal"/>
    </style:style>
    <style:style style:name="P88" style:family="paragraph" style:parent-style-name="Standard">
      <style:paragraph-properties fo:text-align="justify" style:justify-single-word="false"/>
      <style:text-properties style:font-name="Consolas" fo:font-size="14pt" fo:font-weight="normal" officeooo:rsid="01035b03" officeooo:paragraph-rsid="01035b03" style:font-size-asian="14pt" style:font-weight-asian="normal" style:font-size-complex="14pt" style:font-weight-complex="normal"/>
    </style:style>
    <style:style style:name="P89" style:family="paragraph" style:parent-style-name="Standard">
      <style:paragraph-properties fo:text-align="justify" style:justify-single-word="false"/>
      <style:text-properties style:font-name="Consolas" fo:font-size="14pt" fo:font-weight="normal" officeooo:rsid="0103ce3d" officeooo:paragraph-rsid="0146a5ce" style:font-size-asian="14pt" style:font-weight-asian="normal" style:font-size-complex="14pt" style:font-weight-complex="normal"/>
    </style:style>
    <style:style style:name="P90" style:family="paragraph" style:parent-style-name="Standard">
      <style:paragraph-properties fo:text-align="justify" style:justify-single-word="false"/>
      <style:text-properties style:font-name="Consolas" fo:font-size="14pt" fo:font-weight="normal" officeooo:rsid="0106c223" officeooo:paragraph-rsid="0106c223" style:font-size-asian="14pt" style:font-weight-asian="normal" style:font-size-complex="14pt" style:font-weight-complex="normal"/>
    </style:style>
    <style:style style:name="P91" style:family="paragraph" style:parent-style-name="Standard">
      <style:paragraph-properties fo:text-align="justify" style:justify-single-word="false"/>
      <style:text-properties style:font-name="Consolas" fo:font-size="14pt" fo:font-weight="normal" officeooo:rsid="0106c223" officeooo:paragraph-rsid="013b7225" style:font-size-asian="14pt" style:font-weight-asian="normal" style:font-size-complex="14pt" style:font-weight-complex="normal"/>
    </style:style>
    <style:style style:name="P92" style:family="paragraph" style:parent-style-name="Standard">
      <style:paragraph-properties fo:text-align="justify" style:justify-single-word="false"/>
      <style:text-properties style:font-name="Consolas" fo:font-size="14pt" fo:font-weight="normal" officeooo:rsid="0106c223" officeooo:paragraph-rsid="01478fad" style:font-size-asian="14pt" style:font-weight-asian="normal" style:font-size-complex="14pt" style:font-weight-complex="normal"/>
    </style:style>
    <style:style style:name="P93" style:family="paragraph" style:parent-style-name="Standard">
      <style:paragraph-properties fo:text-align="justify" style:justify-single-word="false"/>
      <style:text-properties style:font-name="Consolas" fo:font-size="14pt" fo:font-weight="normal" officeooo:rsid="01102528" officeooo:paragraph-rsid="01102528" style:font-size-asian="14pt" style:font-weight-asian="normal" style:font-size-complex="14pt" style:font-weight-complex="normal"/>
    </style:style>
    <style:style style:name="P94" style:family="paragraph" style:parent-style-name="Standard">
      <style:paragraph-properties fo:text-align="justify" style:justify-single-word="false"/>
      <style:text-properties style:font-name="Consolas" fo:font-size="14pt" fo:font-weight="normal" officeooo:rsid="0126ade9" officeooo:paragraph-rsid="0126ade9" style:font-size-asian="14pt" style:font-weight-asian="normal" style:font-size-complex="14pt" style:font-weight-complex="normal"/>
    </style:style>
    <style:style style:name="P95" style:family="paragraph" style:parent-style-name="Standard">
      <style:paragraph-properties fo:text-align="justify" style:justify-single-word="false"/>
      <style:text-properties style:font-name="Consolas" fo:font-size="14pt" fo:font-weight="normal" officeooo:rsid="0167b158" officeooo:paragraph-rsid="0167b158" style:font-size-asian="14pt" style:font-weight-asian="normal" style:font-size-complex="14pt" style:font-weight-complex="normal"/>
    </style:style>
    <style:style style:name="P96" style:family="paragraph" style:parent-style-name="Standard">
      <style:paragraph-properties fo:text-align="justify" style:justify-single-word="false"/>
      <style:text-properties style:font-name="Consolas" fo:font-size="14pt" fo:font-weight="normal" officeooo:rsid="0167b158" officeooo:paragraph-rsid="01a3bd36" style:font-size-asian="14pt" style:font-weight-asian="normal" style:font-size-complex="14pt" style:font-weight-complex="normal"/>
    </style:style>
    <style:style style:name="P97" style:family="paragraph" style:parent-style-name="Standard">
      <style:paragraph-properties fo:text-align="justify" style:justify-single-word="false"/>
      <style:text-properties style:font-name="Consolas" fo:font-size="14pt" fo:font-weight="normal" officeooo:rsid="0168b266" officeooo:paragraph-rsid="0168b266" style:font-size-asian="14pt" style:font-weight-asian="normal" style:font-size-complex="14pt" style:font-weight-complex="normal"/>
    </style:style>
    <style:style style:name="P98" style:family="paragraph" style:parent-style-name="Standard">
      <style:paragraph-properties fo:text-align="justify" style:justify-single-word="false"/>
      <style:text-properties style:font-name="Consolas" fo:font-size="14pt" fo:font-weight="normal" officeooo:rsid="016a7e74" officeooo:paragraph-rsid="016a7e74" style:font-size-asian="14pt" style:font-weight-asian="normal" style:font-size-complex="14pt" style:font-weight-complex="normal"/>
    </style:style>
    <style:style style:name="P99" style:family="paragraph" style:parent-style-name="Standard">
      <style:paragraph-properties fo:text-align="justify" style:justify-single-word="false"/>
      <style:text-properties style:font-name="Consolas" fo:font-size="14pt" fo:font-weight="normal" officeooo:rsid="017109f2" officeooo:paragraph-rsid="017109f2" style:font-size-asian="14pt" style:font-weight-asian="normal" style:font-size-complex="14pt" style:font-weight-complex="normal"/>
    </style:style>
    <style:style style:name="P100" style:family="paragraph" style:parent-style-name="Standard">
      <style:paragraph-properties fo:text-align="justify" style:justify-single-word="false"/>
      <style:text-properties style:font-name="Consolas" fo:font-size="14pt" fo:font-weight="normal" officeooo:rsid="017109f2" officeooo:paragraph-rsid="01807f55" style:font-size-asian="14pt" style:font-weight-asian="normal" style:font-size-complex="14pt" style:font-weight-complex="normal"/>
    </style:style>
    <style:style style:name="P101" style:family="paragraph" style:parent-style-name="Standard">
      <style:paragraph-properties fo:text-align="justify" style:justify-single-word="false"/>
      <style:text-properties style:font-name="Consolas" fo:font-size="14pt" fo:font-weight="normal" officeooo:rsid="01729072" officeooo:paragraph-rsid="01729072" style:font-size-asian="14pt" style:font-weight-asian="normal" style:font-size-complex="14pt" style:font-weight-complex="normal"/>
    </style:style>
    <style:style style:name="P102" style:family="paragraph" style:parent-style-name="Standard">
      <style:paragraph-properties fo:text-align="justify" style:justify-single-word="false"/>
      <style:text-properties style:font-name="Consolas" fo:font-size="14pt" fo:font-weight="normal" officeooo:rsid="01729072" officeooo:paragraph-rsid="01815a94" style:font-size-asian="14pt" style:font-weight-asian="normal" style:font-size-complex="14pt" style:font-weight-complex="normal"/>
    </style:style>
    <style:style style:name="P103" style:family="paragraph" style:parent-style-name="Standard">
      <style:paragraph-properties fo:text-align="justify" style:justify-single-word="false"/>
      <style:text-properties style:font-name="Consolas" fo:font-size="14pt" fo:font-weight="normal" officeooo:rsid="01729072" officeooo:paragraph-rsid="018a5b52" style:font-size-asian="14pt" style:font-weight-asian="normal" style:font-size-complex="14pt" style:font-weight-complex="normal"/>
    </style:style>
    <style:style style:name="P104" style:family="paragraph" style:parent-style-name="Standard">
      <style:paragraph-properties fo:text-align="justify" style:justify-single-word="false"/>
      <style:text-properties style:font-name="Consolas" fo:font-size="14pt" fo:font-weight="normal" officeooo:rsid="0179af22" officeooo:paragraph-rsid="0179af22" style:font-size-asian="14pt" style:font-weight-asian="normal" style:font-size-complex="14pt" style:font-weight-complex="normal"/>
    </style:style>
    <style:style style:name="P105" style:family="paragraph" style:parent-style-name="Standard">
      <style:paragraph-properties fo:text-align="justify" style:justify-single-word="false"/>
      <style:text-properties style:font-name="Consolas" fo:font-size="14pt" fo:font-weight="normal" officeooo:rsid="018299dd" officeooo:paragraph-rsid="018299dd" style:font-size-asian="14pt" style:font-weight-asian="normal" style:font-size-complex="14pt" style:font-weight-complex="normal"/>
    </style:style>
    <style:style style:name="P106" style:family="paragraph" style:parent-style-name="Standard">
      <style:paragraph-properties fo:text-align="justify" style:justify-single-word="false"/>
      <style:text-properties style:font-name="Consolas" fo:font-size="14pt" fo:font-weight="normal" officeooo:rsid="01a4f387" officeooo:paragraph-rsid="01a4f387" style:font-size-asian="14pt" style:font-weight-asian="normal" style:font-size-complex="14pt" style:font-weight-complex="normal"/>
    </style:style>
    <style:style style:name="P107" style:family="paragraph" style:parent-style-name="Standard">
      <style:paragraph-properties fo:text-align="justify" style:justify-single-word="false"/>
      <style:text-properties style:font-name="Consolas" fo:font-size="14pt" fo:font-weight="normal" officeooo:rsid="01a520e9" officeooo:paragraph-rsid="01a520e9" style:font-size-asian="14pt" style:font-weight-asian="normal" style:font-size-complex="14pt" style:font-weight-complex="normal"/>
    </style:style>
    <style:style style:name="P108" style:family="paragraph" style:parent-style-name="Standard">
      <style:paragraph-properties fo:text-align="justify" style:justify-single-word="false"/>
      <style:text-properties style:font-name="Consolas" fo:font-size="14pt" fo:font-weight="normal" officeooo:rsid="01a704fd" officeooo:paragraph-rsid="01a704fd" style:font-size-asian="14pt" style:font-weight-asian="normal" style:font-size-complex="14pt" style:font-weight-complex="normal"/>
    </style:style>
    <style:style style:name="P109" style:family="paragraph" style:parent-style-name="Standard">
      <style:paragraph-properties fo:text-align="justify" style:justify-single-word="false"/>
      <style:text-properties style:font-name="Consolas" fo:font-size="14pt" fo:font-weight="normal" officeooo:rsid="01a92602" officeooo:paragraph-rsid="01a92602" style:font-size-asian="14pt" style:font-weight-asian="normal" style:font-size-complex="14pt" style:font-weight-complex="normal"/>
    </style:style>
    <style:style style:name="P110" style:family="paragraph" style:parent-style-name="Standard">
      <style:paragraph-properties fo:text-align="justify" style:justify-single-word="false"/>
      <style:text-properties style:font-name="Consolas" fo:font-size="14pt" fo:font-weight="normal" officeooo:rsid="01ad4760" officeooo:paragraph-rsid="01ad4760" style:font-size-asian="14pt" style:font-weight-asian="normal" style:font-size-complex="14pt" style:font-weight-complex="normal"/>
    </style:style>
    <style:style style:name="P111" style:family="paragraph" style:parent-style-name="Standard">
      <style:paragraph-properties fo:text-align="justify" style:justify-single-word="false"/>
      <style:text-properties style:font-name="Consolas" fo:font-size="14pt" fo:font-weight="normal" officeooo:rsid="01ae391c" officeooo:paragraph-rsid="01c5ddbb" style:font-size-asian="14pt" style:font-weight-asian="normal" style:font-size-complex="14pt" style:font-weight-complex="normal"/>
    </style:style>
    <style:style style:name="P112" style:family="paragraph" style:parent-style-name="Standard">
      <style:paragraph-properties fo:text-align="justify" style:justify-single-word="false"/>
      <style:text-properties style:font-name="Consolas" fo:font-size="14pt" fo:font-weight="normal" officeooo:rsid="01c29933" officeooo:paragraph-rsid="01c8818f" style:font-size-asian="14pt" style:font-weight-asian="normal" style:font-size-complex="14pt" style:font-weight-complex="normal"/>
    </style:style>
    <style:style style:name="P113" style:family="paragraph" style:parent-style-name="Standard">
      <style:paragraph-properties fo:text-align="justify" style:justify-single-word="false"/>
      <style:text-properties style:font-name="Consolas" fo:font-size="14pt" fo:font-weight="normal" officeooo:rsid="01ca438d" officeooo:paragraph-rsid="01ca438d" style:font-size-asian="14pt" style:font-weight-asian="normal" style:font-size-complex="14pt" style:font-weight-complex="normal"/>
    </style:style>
    <style:style style:name="P114" style:family="paragraph" style:parent-style-name="Standard">
      <style:paragraph-properties fo:text-align="justify" style:justify-single-word="false"/>
      <style:text-properties style:font-name="Consolas" fo:font-size="14pt" fo:font-weight="normal" officeooo:rsid="01cd425b" officeooo:paragraph-rsid="01cd425b" style:font-size-asian="14pt" style:font-weight-asian="normal" style:font-size-complex="14pt" style:font-weight-complex="normal"/>
    </style:style>
    <style:style style:name="P115" style:family="paragraph" style:parent-style-name="Standard">
      <style:paragraph-properties fo:text-align="justify" style:justify-single-word="false"/>
      <style:text-properties style:font-name="Consolas" fo:font-size="14pt" fo:font-weight="normal" officeooo:rsid="01ced9c0" officeooo:paragraph-rsid="01ced9c0" style:font-size-asian="14pt" style:font-weight-asian="normal" style:font-size-complex="14pt" style:font-weight-complex="normal"/>
    </style:style>
    <style:style style:name="P116" style:family="paragraph" style:parent-style-name="Standard">
      <style:paragraph-properties fo:text-align="justify" style:justify-single-word="false"/>
      <style:text-properties style:font-name="Consolas" fo:font-size="14pt" fo:font-weight="normal" officeooo:rsid="01d04aed" officeooo:paragraph-rsid="01d04aed" style:font-size-asian="14pt" style:font-weight-asian="normal" style:font-size-complex="14pt" style:font-weight-complex="normal"/>
    </style:style>
    <style:style style:name="P117" style:family="paragraph" style:parent-style-name="Standard">
      <style:paragraph-properties fo:text-align="justify" style:justify-single-word="false"/>
      <style:text-properties style:font-name="Consolas" fo:font-size="14pt" fo:font-weight="normal" officeooo:rsid="01d0685d" officeooo:paragraph-rsid="01d0685d" style:font-size-asian="14pt" style:font-weight-asian="normal" style:font-size-complex="14pt" style:font-weight-complex="normal"/>
    </style:style>
    <style:style style:name="P118" style:family="paragraph" style:parent-style-name="Standard">
      <style:paragraph-properties fo:text-align="justify" style:justify-single-word="false"/>
      <style:text-properties style:font-name="Consolas" fo:font-size="14pt" fo:font-weight="normal" officeooo:rsid="01d0cd1b" officeooo:paragraph-rsid="01d0cd1b" style:font-size-asian="14pt" style:font-weight-asian="normal" style:font-size-complex="14pt" style:font-weight-complex="normal"/>
    </style:style>
    <style:style style:name="P119" style:family="paragraph" style:parent-style-name="Standard">
      <style:paragraph-properties fo:text-align="justify" style:justify-single-word="false"/>
      <style:text-properties style:font-name="Consolas" fo:font-size="14pt" fo:font-weight="normal" officeooo:rsid="01d1dafa" officeooo:paragraph-rsid="01d1dafa" style:font-size-asian="14pt" style:font-weight-asian="normal" style:font-size-complex="14pt" style:font-weight-complex="normal"/>
    </style:style>
    <style:style style:name="P120" style:family="paragraph" style:parent-style-name="Standard">
      <style:paragraph-properties fo:text-align="justify" style:justify-single-word="false"/>
      <style:text-properties style:font-name="Consolas" fo:font-size="14pt" fo:font-weight="normal" officeooo:rsid="01d298e5" officeooo:paragraph-rsid="01d298e5" style:font-size-asian="14pt" style:font-weight-asian="normal" style:font-size-complex="14pt" style:font-weight-complex="normal"/>
    </style:style>
    <style:style style:name="P121" style:family="paragraph" style:parent-style-name="Standard">
      <style:paragraph-properties fo:text-align="justify" style:justify-single-word="false"/>
      <style:text-properties style:font-name="Consolas" fo:font-size="14pt" fo:font-weight="normal" officeooo:rsid="01d4bef3" officeooo:paragraph-rsid="01d4bef3" style:font-size-asian="14pt" style:font-weight-asian="normal" style:font-size-complex="14pt" style:font-weight-complex="normal"/>
    </style:style>
    <style:style style:name="P122" style:family="paragraph" style:parent-style-name="Standard">
      <style:paragraph-properties fo:text-align="justify" style:justify-single-word="false"/>
      <style:text-properties style:font-name="Consolas" fo:font-size="14pt" fo:font-weight="normal" officeooo:rsid="01d9fead" officeooo:paragraph-rsid="01d9fead" style:font-size-asian="14pt" style:font-weight-asian="normal" style:font-size-complex="14pt" style:font-weight-complex="normal"/>
    </style:style>
    <style:style style:name="P123" style:family="paragraph" style:parent-style-name="Standard">
      <style:paragraph-properties fo:text-align="justify" style:justify-single-word="false"/>
      <style:text-properties style:font-name="Consolas" fo:font-size="14pt" fo:font-weight="normal" officeooo:rsid="01dc10b1" officeooo:paragraph-rsid="01ebad12" style:font-size-asian="14pt" style:font-weight-asian="normal" style:font-size-complex="14pt" style:font-weight-complex="normal"/>
    </style:style>
    <style:style style:name="P124" style:family="paragraph" style:parent-style-name="Standard">
      <style:paragraph-properties fo:text-align="justify" style:justify-single-word="false"/>
      <style:text-properties style:font-name="Consolas" fo:font-size="14pt" fo:font-style="italic" fo:font-weight="bold" style:font-size-asian="14pt" style:font-style-asian="italic" style:font-weight-asian="bold" style:font-size-complex="14pt" style:font-style-complex="italic" style:font-weight-complex="bold"/>
    </style:style>
    <style:style style:name="P125" style:family="paragraph" style:parent-style-name="Standard">
      <style:paragraph-properties fo:text-align="justify" style:justify-single-word="false"/>
      <style:text-properties style:font-name="Consolas" fo:font-size="14pt" style:text-underline-style="none" fo:font-weight="normal" officeooo:rsid="00f10c59" officeooo:paragraph-rsid="007c7b7e" style:font-size-asian="14pt" style:font-weight-asian="normal" style:font-size-complex="14pt" style:font-weight-complex="normal"/>
    </style:style>
    <style:style style:name="P126" style:family="paragraph" style:parent-style-name="Standard">
      <style:paragraph-properties fo:text-align="justify" style:justify-single-word="false"/>
      <style:text-properties style:font-name="Consolas" fo:font-size="14pt" fo:font-weight="bold" officeooo:paragraph-rsid="01ec4f40" style:font-size-asian="14pt" style:font-weight-asian="bold" style:font-size-complex="14pt" style:font-weight-complex="bold"/>
    </style:style>
    <style:style style:name="P127" style:family="paragraph" style:parent-style-name="Standard">
      <style:paragraph-properties fo:text-align="center" style:justify-single-word="false"/>
      <style:text-properties style:font-name="Consolas" fo:font-size="14pt" fo:font-weight="bold" officeooo:rsid="0051fce6" officeooo:paragraph-rsid="00992497" style:font-size-asian="14pt" style:font-weight-asian="bold" style:font-size-complex="14pt" style:font-weight-complex="bold"/>
    </style:style>
    <style:style style:name="P128" style:family="paragraph" style:parent-style-name="Standard">
      <style:paragraph-properties fo:text-align="justify" style:justify-single-word="false"/>
      <style:text-properties style:font-name="Consolas" fo:font-size="14pt" fo:font-weight="normal" officeooo:rsid="01687b36" officeooo:paragraph-rsid="01a3bd36" style:font-size-asian="14pt" style:font-weight-asian="normal" style:font-size-complex="14pt" style:font-weight-complex="normal"/>
    </style:style>
    <style:style style:name="T1" style:family="text">
      <style:text-properties officeooo:rsid="00163a2b"/>
    </style:style>
    <style:style style:name="T2" style:family="text">
      <style:text-properties fo:font-weight="bold" style:font-weight-asian="bold" style:font-weight-complex="bold"/>
    </style:style>
    <style:style style:name="T3" style:family="text">
      <style:text-properties fo:font-weight="bold" officeooo:rsid="0035798e" style:font-weight-asian="bold" style:font-weight-complex="bold"/>
    </style:style>
    <style:style style:name="T4" style:family="text">
      <style:text-properties fo:font-weight="bold" officeooo:rsid="005b514d" style:font-weight-asian="bold" style:font-weight-complex="bold"/>
    </style:style>
    <style:style style:name="T5" style:family="text">
      <style:text-properties fo:font-weight="bold" officeooo:rsid="0065be08" style:font-weight-asian="bold" style:font-weight-complex="bold"/>
    </style:style>
    <style:style style:name="T6" style:family="text">
      <style:text-properties fo:font-weight="bold" officeooo:rsid="00401929" style:font-weight-asian="bold" style:font-weight-complex="bold"/>
    </style:style>
    <style:style style:name="T7" style:family="text">
      <style:text-properties fo:font-weight="bold" officeooo:rsid="00435d11" style:font-weight-asian="bold" style:font-weight-complex="bold"/>
    </style:style>
    <style:style style:name="T8" style:family="text">
      <style:text-properties fo:font-weight="bold" officeooo:rsid="00418898" style:font-weight-asian="bold" style:font-weight-complex="bold"/>
    </style:style>
    <style:style style:name="T9" style:family="text">
      <style:text-properties fo:font-weight="bold" officeooo:rsid="0097bee4" style:font-weight-asian="bold" style:font-weight-complex="bold"/>
    </style:style>
    <style:style style:name="T10" style:family="text">
      <style:text-properties fo:font-weight="bold" officeooo:rsid="00743bb0" style:font-weight-asian="bold" style:font-weight-complex="bold"/>
    </style:style>
    <style:style style:name="T11" style:family="text">
      <style:text-properties fo:font-weight="bold" officeooo:rsid="00d7b3cd" style:font-weight-asian="bold" style:font-weight-complex="bold"/>
    </style:style>
    <style:style style:name="T12" style:family="text">
      <style:text-properties fo:font-weight="bold" officeooo:rsid="00e397ab" style:font-weight-asian="bold" style:font-weight-complex="bold"/>
    </style:style>
    <style:style style:name="T13" style:family="text">
      <style:text-properties fo:font-weight="bold" officeooo:rsid="002e358a" style:font-weight-asian="bold" style:font-weight-complex="bold"/>
    </style:style>
    <style:style style:name="T14" style:family="text">
      <style:text-properties fo:font-weight="bold" officeooo:rsid="00e6ecd4" style:font-weight-asian="bold" style:font-weight-complex="bold"/>
    </style:style>
    <style:style style:name="T15" style:family="text">
      <style:text-properties fo:font-weight="bold" officeooo:rsid="00e98fcb" style:font-weight-asian="bold" style:font-weight-complex="bold"/>
    </style:style>
    <style:style style:name="T16" style:family="text">
      <style:text-properties fo:font-weight="bold" officeooo:rsid="005cdcb0" style:font-weight-asian="bold" style:font-weight-complex="bold"/>
    </style:style>
    <style:style style:name="T17" style:family="text">
      <style:text-properties fo:font-weight="bold" officeooo:rsid="011211d0" style:font-weight-asian="bold" style:font-weight-complex="bold"/>
    </style:style>
    <style:style style:name="T18" style:family="text">
      <style:text-properties fo:font-weight="bold" officeooo:rsid="0117974c" style:font-weight-asian="bold" style:font-weight-complex="bold"/>
    </style:style>
    <style:style style:name="T19" style:family="text">
      <style:text-properties fo:font-weight="bold" officeooo:rsid="014b7449" style:font-weight-asian="bold" style:font-weight-complex="bold"/>
    </style:style>
    <style:style style:name="T20" style:family="text">
      <style:text-properties fo:font-weight="bold" officeooo:rsid="01503375" style:font-weight-asian="bold" style:font-weight-complex="bold"/>
    </style:style>
    <style:style style:name="T21" style:family="text">
      <style:text-properties fo:font-weight="bold" officeooo:rsid="0150a905" style:font-weight-asian="bold" style:font-weight-complex="bold"/>
    </style:style>
    <style:style style:name="T22" style:family="text">
      <style:text-properties fo:font-weight="bold" officeooo:rsid="01522eda" style:font-weight-asian="bold" style:font-weight-complex="bold"/>
    </style:style>
    <style:style style:name="T23" style:family="text">
      <style:text-properties fo:font-weight="bold" officeooo:rsid="0167b158" style:font-weight-asian="bold" style:font-weight-complex="bold"/>
    </style:style>
    <style:style style:name="T24" style:family="text">
      <style:text-properties fo:font-weight="bold" officeooo:rsid="016665d7" style:font-weight-asian="bold" style:font-weight-complex="bold"/>
    </style:style>
    <style:style style:name="T25" style:family="text">
      <style:text-properties fo:font-weight="bold" officeooo:rsid="01966658" style:font-weight-asian="bold" style:font-weight-complex="bold"/>
    </style:style>
    <style:style style:name="T26" style:family="text">
      <style:text-properties fo:font-weight="bold" officeooo:rsid="01a92602" style:font-weight-asian="bold" style:font-weight-complex="bold"/>
    </style:style>
    <style:style style:name="T27" style:family="text">
      <style:text-properties fo:font-weight="bold" officeooo:rsid="01c8818f" style:font-weight-asian="bold" style:font-weight-complex="bold"/>
    </style:style>
    <style:style style:name="T28" style:family="text">
      <style:text-properties officeooo:rsid="0017fe09"/>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officeooo:rsid="001ac628"/>
    </style:style>
    <style:style style:name="T31" style:family="text">
      <style:text-properties officeooo:rsid="001c1687"/>
    </style:style>
    <style:style style:name="T32" style:family="text">
      <style:text-properties style:text-underline-style="none"/>
    </style:style>
    <style:style style:name="T33" style:family="text">
      <style:text-properties style:text-underline-style="none" officeooo:rsid="001ded63"/>
    </style:style>
    <style:style style:name="T34" style:family="text">
      <style:text-properties style:text-underline-style="none" officeooo:rsid="00ef1332"/>
    </style:style>
    <style:style style:name="T35" style:family="text">
      <style:text-properties style:text-underline-style="none" officeooo:rsid="00f10c59"/>
    </style:style>
    <style:style style:name="T36" style:family="text">
      <style:text-properties style:text-underline-style="none" fo:font-weight="bold" style:font-weight-asian="bold" style:font-weight-complex="bold"/>
    </style:style>
    <style:style style:name="T37" style:family="text">
      <style:text-properties style:text-underline-style="none" officeooo:rsid="011a1502"/>
    </style:style>
    <style:style style:name="T38" style:family="text">
      <style:text-properties officeooo:rsid="001f9beb"/>
    </style:style>
    <style:style style:name="T39" style:family="text">
      <style:text-properties officeooo:rsid="0021eee1"/>
    </style:style>
    <style:style style:name="T40" style:family="text">
      <style:text-properties officeooo:rsid="002252f7"/>
    </style:style>
    <style:style style:name="T41" style:family="text">
      <style:text-properties officeooo:rsid="002b221c"/>
    </style:style>
    <style:style style:name="T42" style:family="text">
      <style:text-properties officeooo:rsid="002c6463"/>
    </style:style>
    <style:style style:name="T43" style:family="text">
      <style:text-properties officeooo:rsid="0030194b"/>
    </style:style>
    <style:style style:name="T44" style:family="text">
      <style:text-properties officeooo:rsid="00317224"/>
    </style:style>
    <style:style style:name="T45" style:family="text">
      <style:text-properties officeooo:rsid="0031e7dc"/>
    </style:style>
    <style:style style:name="T46" style:family="text">
      <style:text-properties officeooo:rsid="00367bbe"/>
    </style:style>
    <style:style style:name="T47" style:family="text">
      <style:text-properties officeooo:rsid="00397f79"/>
    </style:style>
    <style:style style:name="T48" style:family="text">
      <style:text-properties officeooo:rsid="003b46cd"/>
    </style:style>
    <style:style style:name="T49" style:family="text">
      <style:text-properties officeooo:rsid="003d437e"/>
    </style:style>
    <style:style style:name="T50" style:family="text">
      <style:text-properties officeooo:rsid="003e22da"/>
    </style:style>
    <style:style style:name="T51" style:family="text">
      <style:text-properties officeooo:rsid="0049a926"/>
    </style:style>
    <style:style style:name="T52" style:family="text">
      <style:text-properties officeooo:rsid="004b5637"/>
    </style:style>
    <style:style style:name="T53" style:family="text">
      <style:text-properties officeooo:rsid="004d767e"/>
    </style:style>
    <style:style style:name="T54" style:family="text">
      <style:text-properties officeooo:rsid="0050a2d5"/>
    </style:style>
    <style:style style:name="T55" style:family="text">
      <style:text-properties officeooo:rsid="00563790"/>
    </style:style>
    <style:style style:name="T56" style:family="text">
      <style:text-properties officeooo:rsid="0057db9a"/>
    </style:style>
    <style:style style:name="T57" style:family="text">
      <style:text-properties officeooo:rsid="0059c91a"/>
    </style:style>
    <style:style style:name="T58" style:family="text">
      <style:text-properties officeooo:rsid="005ca928"/>
    </style:style>
    <style:style style:name="T59" style:family="text">
      <style:text-properties officeooo:rsid="005cdcb0"/>
    </style:style>
    <style:style style:name="T60" style:family="text">
      <style:text-properties officeooo:rsid="0060bf54"/>
    </style:style>
    <style:style style:name="T61" style:family="text">
      <style:text-properties officeooo:rsid="00612dd5"/>
    </style:style>
    <style:style style:name="T62" style:family="text">
      <style:text-properties officeooo:rsid="0062742d"/>
    </style:style>
    <style:style style:name="T63" style:family="text">
      <style:text-properties officeooo:rsid="0063c3b7"/>
    </style:style>
    <style:style style:name="T64" style:family="text">
      <style:text-properties officeooo:rsid="0066a2d7"/>
    </style:style>
    <style:style style:name="T65" style:family="text">
      <style:text-properties officeooo:rsid="006bb92e"/>
    </style:style>
    <style:style style:name="T66" style:family="text">
      <style:text-properties officeooo:rsid="006da85f"/>
    </style:style>
    <style:style style:name="T67" style:family="text">
      <style:text-properties officeooo:rsid="006dea6a"/>
    </style:style>
    <style:style style:name="T68" style:family="text">
      <style:text-properties officeooo:rsid="00729cff"/>
    </style:style>
    <style:style style:name="T69" style:family="text">
      <style:text-properties officeooo:rsid="007391f3"/>
    </style:style>
    <style:style style:name="T70" style:family="text">
      <style:text-properties officeooo:rsid="007defc5"/>
    </style:style>
    <style:style style:name="T71" style:family="text">
      <style:text-properties fo:font-weight="normal" officeooo:rsid="00226600" style:font-weight-asian="normal" style:font-weight-complex="normal"/>
    </style:style>
    <style:style style:name="T72" style:family="text">
      <style:text-properties fo:font-weight="normal" officeooo:rsid="002328f6" style:font-weight-asian="normal" style:font-weight-complex="normal"/>
    </style:style>
    <style:style style:name="T73" style:family="text">
      <style:text-properties fo:font-weight="normal" officeooo:rsid="0150a905" style:font-weight-asian="normal" style:font-weight-complex="normal"/>
    </style:style>
    <style:style style:name="T74" style:family="text">
      <style:text-properties fo:font-weight="normal" officeooo:rsid="0106c223" style:font-weight-asian="normal" style:font-weight-complex="normal"/>
    </style:style>
    <style:style style:name="T75" style:family="text">
      <style:text-properties fo:font-weight="normal" officeooo:rsid="01076b8f" style:font-weight-asian="normal" style:font-weight-complex="normal"/>
    </style:style>
    <style:style style:name="T76" style:family="text">
      <style:text-properties fo:font-weight="normal" officeooo:rsid="0109296f" style:font-weight-asian="normal" style:font-weight-complex="normal"/>
    </style:style>
    <style:style style:name="T77" style:family="text">
      <style:text-properties fo:font-weight="normal" officeooo:rsid="0109d849" style:font-weight-asian="normal" style:font-weight-complex="normal"/>
    </style:style>
    <style:style style:name="T78" style:family="text">
      <style:text-properties officeooo:rsid="0097bee4"/>
    </style:style>
    <style:style style:name="T79" style:family="text">
      <style:text-properties officeooo:rsid="009b59de"/>
    </style:style>
    <style:style style:name="T80" style:family="text">
      <style:text-properties officeooo:rsid="009cb9e0"/>
    </style:style>
    <style:style style:name="T81" style:family="text">
      <style:text-properties officeooo:rsid="009cd68b"/>
    </style:style>
    <style:style style:name="T82" style:family="text">
      <style:text-properties officeooo:rsid="00a12a19"/>
    </style:style>
    <style:style style:name="T83" style:family="text">
      <style:text-properties officeooo:rsid="00a31dee"/>
    </style:style>
    <style:style style:name="T84" style:family="text">
      <style:text-properties officeooo:rsid="00a39a88"/>
    </style:style>
    <style:style style:name="T85" style:family="text">
      <style:text-properties officeooo:rsid="00ab2b32"/>
    </style:style>
    <style:style style:name="T86" style:family="text">
      <style:text-properties officeooo:rsid="00ac0349"/>
    </style:style>
    <style:style style:name="T87" style:family="text">
      <style:text-properties officeooo:rsid="00aca058"/>
    </style:style>
    <style:style style:name="T88" style:family="text">
      <style:text-properties officeooo:rsid="00ad3f0c"/>
    </style:style>
    <style:style style:name="T89" style:family="text">
      <style:text-properties officeooo:rsid="00aebf39"/>
    </style:style>
    <style:style style:name="T90" style:family="text">
      <style:text-properties officeooo:rsid="00afb37b"/>
    </style:style>
    <style:style style:name="T91" style:family="text">
      <style:text-properties officeooo:rsid="00b1158e"/>
    </style:style>
    <style:style style:name="T92" style:family="text">
      <style:text-properties officeooo:rsid="00b27d09"/>
    </style:style>
    <style:style style:name="T93" style:family="text">
      <style:text-properties officeooo:rsid="00b29d7a"/>
    </style:style>
    <style:style style:name="T94" style:family="text">
      <style:text-properties officeooo:rsid="00b477ba"/>
    </style:style>
    <style:style style:name="T95" style:family="text">
      <style:text-properties officeooo:rsid="00b4b09e"/>
    </style:style>
    <style:style style:name="T96" style:family="text">
      <style:text-properties officeooo:rsid="00b554e1"/>
    </style:style>
    <style:style style:name="T97" style:family="text">
      <style:text-properties officeooo:rsid="00bae6dc"/>
    </style:style>
    <style:style style:name="T98" style:family="text">
      <style:text-properties officeooo:rsid="00bc6b8f"/>
    </style:style>
    <style:style style:name="T99" style:family="text">
      <style:text-properties officeooo:rsid="00bd1e91"/>
    </style:style>
    <style:style style:name="T100" style:family="text">
      <style:text-properties officeooo:rsid="00c03f2e"/>
    </style:style>
    <style:style style:name="T101" style:family="text">
      <style:text-properties officeooo:rsid="00c0f7a6"/>
    </style:style>
    <style:style style:name="T102" style:family="text">
      <style:text-properties officeooo:rsid="00c18a19"/>
    </style:style>
    <style:style style:name="T103" style:family="text">
      <style:text-properties officeooo:rsid="00c27f1b"/>
    </style:style>
    <style:style style:name="T104" style:family="text">
      <style:text-properties officeooo:rsid="00c44ffc"/>
    </style:style>
    <style:style style:name="T105" style:family="text">
      <style:text-properties officeooo:rsid="00c61d9b"/>
    </style:style>
    <style:style style:name="T106" style:family="text">
      <style:text-properties officeooo:rsid="00c806e2"/>
    </style:style>
    <style:style style:name="T107" style:family="text">
      <style:text-properties officeooo:rsid="00c94fd8"/>
    </style:style>
    <style:style style:name="T108" style:family="text">
      <style:text-properties officeooo:rsid="00cac7ab"/>
    </style:style>
    <style:style style:name="T109" style:family="text">
      <style:text-properties officeooo:rsid="00cc48ee"/>
    </style:style>
    <style:style style:name="T110" style:family="text">
      <style:text-properties officeooo:rsid="00cc7420"/>
    </style:style>
    <style:style style:name="T111" style:family="text">
      <style:text-properties officeooo:rsid="00cdf83f"/>
    </style:style>
    <style:style style:name="T112" style:family="text">
      <style:text-properties officeooo:rsid="00d13f84"/>
    </style:style>
    <style:style style:name="T113" style:family="text">
      <style:text-properties officeooo:rsid="00d4af07"/>
    </style:style>
    <style:style style:name="T114" style:family="text">
      <style:text-properties officeooo:rsid="00d5c18c"/>
    </style:style>
    <style:style style:name="T115" style:family="text">
      <style:text-properties officeooo:rsid="00d7b3cd"/>
    </style:style>
    <style:style style:name="T116" style:family="text">
      <style:text-properties officeooo:rsid="00de8666"/>
    </style:style>
    <style:style style:name="T117" style:family="text">
      <style:text-properties officeooo:rsid="00e06012"/>
    </style:style>
    <style:style style:name="T118" style:family="text">
      <style:text-properties officeooo:rsid="002e358a"/>
    </style:style>
    <style:style style:name="T119" style:family="text">
      <style:text-properties officeooo:rsid="00e505d8"/>
    </style:style>
    <style:style style:name="T120" style:family="text">
      <style:text-properties officeooo:rsid="00e8c48c"/>
    </style:style>
    <style:style style:name="T121" style:family="text">
      <style:text-properties officeooo:rsid="00ed482c"/>
    </style:style>
    <style:style style:name="T122" style:family="text">
      <style:text-properties officeooo:rsid="00ef1332"/>
    </style:style>
    <style:style style:name="T123" style:family="text">
      <style:text-properties officeooo:rsid="00f28c31"/>
    </style:style>
    <style:style style:name="T124" style:family="text">
      <style:text-properties officeooo:rsid="00f455a3"/>
    </style:style>
    <style:style style:name="T125" style:family="text">
      <style:text-properties officeooo:rsid="00f8dfe8"/>
    </style:style>
    <style:style style:name="T126" style:family="text">
      <style:text-properties officeooo:rsid="00f9a759"/>
    </style:style>
    <style:style style:name="T127" style:family="text">
      <style:text-properties officeooo:rsid="00fb0ebe"/>
    </style:style>
    <style:style style:name="T128" style:family="text">
      <style:text-properties officeooo:rsid="00fc27a3"/>
    </style:style>
    <style:style style:name="T129" style:family="text">
      <style:text-properties officeooo:rsid="00fca731"/>
    </style:style>
    <style:style style:name="T130" style:family="text">
      <style:text-properties officeooo:rsid="00fd443a"/>
    </style:style>
    <style:style style:name="T131" style:family="text">
      <style:text-properties officeooo:rsid="00fd62d2"/>
    </style:style>
    <style:style style:name="T132" style:family="text">
      <style:text-properties officeooo:rsid="00ffed71"/>
    </style:style>
    <style:style style:name="T133" style:family="text">
      <style:text-properties officeooo:rsid="01033828"/>
    </style:style>
    <style:style style:name="T134" style:family="text">
      <style:text-properties officeooo:rsid="0104ebac"/>
    </style:style>
    <style:style style:name="T135" style:family="text">
      <style:text-properties officeooo:rsid="01057e74"/>
    </style:style>
    <style:style style:name="T136" style:family="text">
      <style:text-properties officeooo:rsid="010b5ed3"/>
    </style:style>
    <style:style style:name="T137" style:family="text">
      <style:text-properties officeooo:rsid="010bb18f"/>
    </style:style>
    <style:style style:name="T138" style:family="text">
      <style:text-properties officeooo:rsid="010c5b87"/>
    </style:style>
    <style:style style:name="T139" style:family="text">
      <style:text-properties officeooo:rsid="010ecfd4"/>
    </style:style>
    <style:style style:name="T140" style:family="text">
      <style:text-properties officeooo:rsid="010f0837"/>
    </style:style>
    <style:style style:name="T141" style:family="text">
      <style:text-properties officeooo:rsid="011162ab"/>
    </style:style>
    <style:style style:name="T142" style:family="text">
      <style:text-properties officeooo:rsid="0113056b"/>
    </style:style>
    <style:style style:name="T143" style:family="text">
      <style:text-properties officeooo:rsid="011ae7b6"/>
    </style:style>
    <style:style style:name="T144" style:family="text">
      <style:text-properties officeooo:rsid="011c89fa"/>
    </style:style>
    <style:style style:name="T145" style:family="text">
      <style:text-properties officeooo:rsid="011f5e72"/>
    </style:style>
    <style:style style:name="T146" style:family="text">
      <style:text-properties officeooo:rsid="011fac18"/>
    </style:style>
    <style:style style:name="T147" style:family="text">
      <style:text-properties officeooo:rsid="01200b63"/>
    </style:style>
    <style:style style:name="T148" style:family="text">
      <style:text-properties officeooo:rsid="0122f7a8"/>
    </style:style>
    <style:style style:name="T149" style:family="text">
      <style:text-properties officeooo:rsid="012451de"/>
    </style:style>
    <style:style style:name="T150" style:family="text">
      <style:text-properties officeooo:rsid="0125ebe8"/>
    </style:style>
    <style:style style:name="T151" style:family="text">
      <style:text-properties officeooo:rsid="01268199"/>
    </style:style>
    <style:style style:name="T152" style:family="text">
      <style:text-properties officeooo:rsid="01271a84"/>
    </style:style>
    <style:style style:name="T153" style:family="text">
      <style:text-properties officeooo:rsid="012a667a"/>
    </style:style>
    <style:style style:name="T154" style:family="text">
      <style:text-properties officeooo:rsid="012c1099"/>
    </style:style>
    <style:style style:name="T155" style:family="text">
      <style:text-properties officeooo:rsid="012c732e"/>
    </style:style>
    <style:style style:name="T156" style:family="text">
      <style:text-properties officeooo:rsid="012f6850"/>
    </style:style>
    <style:style style:name="T157" style:family="text">
      <style:text-properties officeooo:rsid="0133f356"/>
    </style:style>
    <style:style style:name="T158" style:family="text">
      <style:text-properties officeooo:rsid="013454aa"/>
    </style:style>
    <style:style style:name="T159" style:family="text">
      <style:text-properties officeooo:rsid="0135ea06"/>
    </style:style>
    <style:style style:name="T160" style:family="text">
      <style:text-properties officeooo:rsid="0137f211"/>
    </style:style>
    <style:style style:name="T161" style:family="text">
      <style:text-properties officeooo:rsid="0139d343"/>
    </style:style>
    <style:style style:name="T162" style:family="text">
      <style:text-properties officeooo:rsid="013c063f"/>
    </style:style>
    <style:style style:name="T163" style:family="text">
      <style:text-properties officeooo:rsid="013c1bcc"/>
    </style:style>
    <style:style style:name="T164" style:family="text">
      <style:text-properties officeooo:rsid="013cb857"/>
    </style:style>
    <style:style style:name="T165" style:family="text">
      <style:text-properties officeooo:rsid="013f0eba"/>
    </style:style>
    <style:style style:name="T166" style:family="text">
      <style:text-properties officeooo:rsid="01414591"/>
    </style:style>
    <style:style style:name="T167" style:family="text">
      <style:text-properties officeooo:rsid="0143d6b1"/>
    </style:style>
    <style:style style:name="T168" style:family="text">
      <style:text-properties officeooo:rsid="014448af"/>
    </style:style>
    <style:style style:name="T169" style:family="text">
      <style:text-properties officeooo:rsid="014ea8e0"/>
    </style:style>
    <style:style style:name="T170" style:family="text">
      <style:text-properties officeooo:rsid="01522eda"/>
    </style:style>
    <style:style style:name="T171" style:family="text">
      <style:text-properties officeooo:rsid="0154ae35"/>
    </style:style>
    <style:style style:name="T172" style:family="text">
      <style:text-properties officeooo:rsid="0156b24c"/>
    </style:style>
    <style:style style:name="T173" style:family="text">
      <style:text-properties officeooo:rsid="0158f321"/>
    </style:style>
    <style:style style:name="T174" style:family="text">
      <style:text-properties officeooo:rsid="015a1064"/>
    </style:style>
    <style:style style:name="T175" style:family="text">
      <style:text-properties officeooo:rsid="015ae574"/>
    </style:style>
    <style:style style:name="T176" style:family="text">
      <style:text-properties officeooo:rsid="015b9a6d"/>
    </style:style>
    <style:style style:name="T177" style:family="text">
      <style:text-properties officeooo:rsid="015d46e9"/>
    </style:style>
    <style:style style:name="T178" style:family="text">
      <style:text-properties officeooo:rsid="015d947c"/>
    </style:style>
    <style:style style:name="T179" style:family="text">
      <style:text-properties officeooo:rsid="015ebf09"/>
    </style:style>
    <style:style style:name="T180" style:family="text">
      <style:text-properties officeooo:rsid="0164b6d3"/>
    </style:style>
    <style:style style:name="T181" style:family="text">
      <style:text-properties officeooo:rsid="0165550f"/>
    </style:style>
    <style:style style:name="T182" style:family="text">
      <style:text-properties officeooo:rsid="016665d7"/>
    </style:style>
    <style:style style:name="T183" style:family="text">
      <style:text-properties officeooo:rsid="01687b36"/>
    </style:style>
    <style:style style:name="T184" style:family="text">
      <style:text-properties officeooo:rsid="01695ed3"/>
    </style:style>
    <style:style style:name="T185" style:family="text">
      <style:text-properties officeooo:rsid="016c1abd"/>
    </style:style>
    <style:style style:name="T186" style:family="text">
      <style:text-properties officeooo:rsid="016fb357"/>
    </style:style>
    <style:style style:name="T187" style:family="text">
      <style:text-properties officeooo:rsid="017036bb"/>
    </style:style>
    <style:style style:name="T188" style:family="text">
      <style:text-properties officeooo:rsid="01707a94"/>
    </style:style>
    <style:style style:name="T189" style:family="text">
      <style:text-properties officeooo:rsid="017119d7"/>
    </style:style>
    <style:style style:name="T190" style:family="text">
      <style:text-properties officeooo:rsid="01719007"/>
    </style:style>
    <style:style style:name="T191" style:family="text">
      <style:text-properties officeooo:rsid="01733204"/>
    </style:style>
    <style:style style:name="T192" style:family="text">
      <style:text-properties officeooo:rsid="017442ab"/>
    </style:style>
    <style:style style:name="T193" style:family="text">
      <style:text-properties officeooo:rsid="01765750"/>
    </style:style>
    <style:style style:name="T194" style:family="text">
      <style:text-properties officeooo:rsid="0177b8c9"/>
    </style:style>
    <style:style style:name="T195" style:family="text">
      <style:text-properties officeooo:rsid="017b045f"/>
    </style:style>
    <style:style style:name="T196" style:family="text">
      <style:text-properties officeooo:rsid="017f7ccd"/>
    </style:style>
    <style:style style:name="T197" style:family="text">
      <style:text-properties officeooo:rsid="01807f55"/>
    </style:style>
    <style:style style:name="T198" style:family="text">
      <style:text-properties officeooo:rsid="01815a94"/>
    </style:style>
    <style:style style:name="T199" style:family="text">
      <style:text-properties officeooo:rsid="01846612"/>
    </style:style>
    <style:style style:name="T200" style:family="text">
      <style:text-properties officeooo:rsid="0186eda8"/>
    </style:style>
    <style:style style:name="T201" style:family="text">
      <style:text-properties officeooo:rsid="018a5b52"/>
    </style:style>
    <style:style style:name="T202" style:family="text">
      <style:text-properties officeooo:rsid="018aaeca"/>
    </style:style>
    <style:style style:name="T203" style:family="text">
      <style:text-properties officeooo:rsid="018b8cd3"/>
    </style:style>
    <style:style style:name="T204" style:family="text">
      <style:text-properties officeooo:rsid="018c1499"/>
    </style:style>
    <style:style style:name="T205" style:family="text">
      <style:text-properties officeooo:rsid="018dac28"/>
    </style:style>
    <style:style style:name="T206" style:family="text">
      <style:text-properties officeooo:rsid="018eb17c"/>
    </style:style>
    <style:style style:name="T207" style:family="text">
      <style:text-properties officeooo:rsid="01908952"/>
    </style:style>
    <style:style style:name="T208" style:family="text">
      <style:text-properties officeooo:rsid="0191ecbc"/>
    </style:style>
    <style:style style:name="T209" style:family="text">
      <style:text-properties officeooo:rsid="01939f26"/>
    </style:style>
    <style:style style:name="T210" style:family="text">
      <style:text-properties officeooo:rsid="01966658"/>
    </style:style>
    <style:style style:name="T211" style:family="text">
      <style:text-properties officeooo:rsid="0197d758"/>
    </style:style>
    <style:style style:name="T212" style:family="text">
      <style:text-properties officeooo:rsid="0198fa51"/>
    </style:style>
    <style:style style:name="T213" style:family="text">
      <style:text-properties officeooo:rsid="019fd429"/>
    </style:style>
    <style:style style:name="T214" style:family="text">
      <style:text-properties officeooo:rsid="01a1efb7"/>
    </style:style>
    <style:style style:name="T215" style:family="text">
      <style:text-properties officeooo:rsid="01a2a105"/>
    </style:style>
    <style:style style:name="T216" style:family="text">
      <style:text-properties officeooo:rsid="01a2e1c3"/>
    </style:style>
    <style:style style:name="T217" style:family="text">
      <style:text-properties officeooo:rsid="01a704fd"/>
    </style:style>
    <style:style style:name="T218" style:family="text">
      <style:text-properties officeooo:rsid="01a76c39"/>
    </style:style>
    <style:style style:name="T219" style:family="text">
      <style:text-properties officeooo:rsid="01a96e8c"/>
    </style:style>
    <style:style style:name="T220" style:family="text">
      <style:text-properties officeooo:rsid="01ac0fed"/>
    </style:style>
    <style:style style:name="T221" style:family="text">
      <style:text-properties officeooo:rsid="01ad42c4"/>
    </style:style>
    <style:style style:name="T222" style:family="text">
      <style:text-properties officeooo:rsid="01af9c85"/>
    </style:style>
    <style:style style:name="T223" style:family="text">
      <style:text-properties officeooo:rsid="01b1d32e"/>
    </style:style>
    <style:style style:name="T224" style:family="text">
      <style:text-properties officeooo:rsid="01b23a41"/>
    </style:style>
    <style:style style:name="T225" style:family="text">
      <style:text-properties officeooo:rsid="01b40e82"/>
    </style:style>
    <style:style style:name="T226" style:family="text">
      <style:text-properties officeooo:rsid="01b5e9c7"/>
    </style:style>
    <style:style style:name="T227" style:family="text">
      <style:text-properties officeooo:rsid="01b9b48f"/>
    </style:style>
    <style:style style:name="T228" style:family="text">
      <style:text-properties officeooo:rsid="01bd55be"/>
    </style:style>
    <style:style style:name="T229" style:family="text">
      <style:text-properties officeooo:rsid="01be560e"/>
    </style:style>
    <style:style style:name="T230" style:family="text">
      <style:text-properties officeooo:rsid="01c00068"/>
    </style:style>
    <style:style style:name="T231" style:family="text">
      <style:text-properties officeooo:rsid="01c1c84f"/>
    </style:style>
    <style:style style:name="T232" style:family="text">
      <style:text-properties fo:font-style="normal" fo:font-weight="bold" style:font-style-asian="normal" style:font-weight-asian="bold" style:font-style-complex="normal" style:font-weight-complex="bold"/>
    </style:style>
    <style:style style:name="T233" style:family="text">
      <style:text-properties officeooo:rsid="01c5ddbb"/>
    </style:style>
    <style:style style:name="T234" style:family="text">
      <style:text-properties officeooo:rsid="01c6829b"/>
    </style:style>
    <style:style style:name="T235" style:family="text">
      <style:text-properties officeooo:rsid="01c8818f"/>
    </style:style>
    <style:style style:name="T236" style:family="text">
      <style:text-properties officeooo:rsid="01cac2be"/>
    </style:style>
    <style:style style:name="T237" style:family="text">
      <style:text-properties officeooo:rsid="01cb44ac"/>
    </style:style>
    <style:style style:name="T238" style:family="text">
      <style:text-properties officeooo:rsid="01ccbd36"/>
    </style:style>
    <style:style style:name="T239" style:family="text">
      <style:text-properties officeooo:rsid="01d04aed"/>
    </style:style>
    <style:style style:name="T240" style:family="text">
      <style:text-properties officeooo:rsid="01d36953"/>
    </style:style>
    <style:style style:name="T241" style:family="text">
      <style:text-properties officeooo:rsid="01d76a3b"/>
    </style:style>
    <style:style style:name="T242" style:family="text">
      <style:text-properties officeooo:rsid="01d8a63c"/>
    </style:style>
    <style:style style:name="T243" style:family="text">
      <style:text-properties officeooo:rsid="01da1156"/>
    </style:style>
    <style:style style:name="T244" style:family="text">
      <style:text-properties officeooo:rsid="01dcfb98"/>
    </style:style>
    <style:style style:name="T245" style:family="text">
      <style:text-properties officeooo:rsid="01ddad51"/>
    </style:style>
    <style:style style:name="T246" style:family="text">
      <style:text-properties officeooo:rsid="01dde169"/>
    </style:style>
    <style:style style:name="T247" style:family="text">
      <style:text-properties officeooo:rsid="01e1c775"/>
    </style:style>
    <style:style style:name="T248" style:family="text">
      <style:text-properties officeooo:rsid="01e29d43"/>
    </style:style>
    <style:style style:name="T249" style:family="text">
      <style:text-properties officeooo:rsid="01e3f3c8"/>
    </style:style>
    <style:style style:name="T250" style:family="text">
      <style:text-properties officeooo:rsid="01e4c0dc"/>
    </style:style>
    <style:style style:name="T251" style:family="text">
      <style:text-properties officeooo:rsid="01e5148f"/>
    </style:style>
    <style:style style:name="T252" style:family="text">
      <style:text-properties officeooo:rsid="01e6fa90"/>
    </style:style>
    <style:style style:name="T253" style:family="text">
      <style:text-properties officeooo:rsid="01e8ae7f"/>
    </style:style>
    <style:style style:name="T254" style:family="text">
      <style:text-properties officeooo:rsid="01e936ad"/>
    </style:style>
    <style:style style:name="T255" style:family="text">
      <style:text-properties officeooo:rsid="01e9424c"/>
    </style:style>
    <style:style style:name="T256" style:family="text">
      <style:text-properties officeooo:rsid="01eac39b"/>
    </style:style>
    <style:style style:name="T257" style:family="text">
      <style:text-properties officeooo:rsid="01ebad12"/>
    </style:style>
    <style:style style:name="T258" style:family="text">
      <style:text-properties officeooo:rsid="01ec4f40"/>
    </style:style>
    <style:style style:name="T259" style:family="text">
      <style:text-properties officeooo:rsid="01ecd61d"/>
    </style:style>
    <style:style style:name="T260" style:family="text">
      <style:text-properties officeooo:rsid="01eda5ee"/>
    </style:style>
    <style:style style:name="T261" style:family="text">
      <style:text-properties officeooo:rsid="01f2db76"/>
    </style:style>
    <style:style style:name="T262" style:family="text">
      <style:text-properties officeooo:rsid="01f31f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p>
      <text:p text:style-name="P1">PRÓLOGO</text:p>
      <text:p text:style-name="P2">--------------------------------------------------------</text:p>
      <text:p text:style-name="P17"/>
      <text:p text:style-name="P31"><text:span text:style-name="T2">Escena 1: </text:span>Kung Fu Man es un hombre sencillo que dirige y protege el Mountainside Temple el cuál le fue heredado, un día decide transmitir sus conocimientos con el mundo y anuncia la apertura del templo para llevar a cabo sesiones de entrenamiento por un precio atractivo. Se dice que Kung Fu man fue el mentor de muchos luchadores reconocidos hoy en día en las artes marciales o al menos llegaron a cruzarse con él alguna vez, pero entre todos, <text:span text:style-name="T79">existió</text:span> uno que destac<text:span text:style-name="T79">ó</text:span> por completo, fue a tal grado que se interesó por proteger el templo que consideraba su casa. <text:span text:style-name="T30">U</text:span>na alegre chica a la cuál apodó Kung Fu Girl.</text:p>
      <text:p text:style-name="P31"/>
      <text:p text:style-name="P34"><text:span text:style-name="T2">Escena 2:</text:span> Kung Fu Man y Kung Fu Girl llega<text:span text:style-name="T80">ron</text:span> a conocerse tan bien, que eventualmente terminaron desarrollando sentimientos uno por el otro. Sin embargo, Kung Fu Man deseaba estar solo para poder seguir mejorando su técnica y entrenar a nuevas generaciones, por lo que para mantener alejados sus sentimientos hacia Kung Fu Girl, le encomendó un viaje de auto-exploración. Kung Fu Girl estaba mal sentimentalmente, pues ella había demostrado ser merecedora del amor de Kung Fu Man, incluso <text:span text:style-name="T81">perfeccionó </text:span>sus técnicas, pero entendía la decisión de su maestro y partió con el corazón destrozado...</text:p>
      <text:p text:style-name="P126">(Se desarrollará en la Historia de Kung Fu Girl)</text:p>
      <text:p text:style-name="P31"/>
      <text:p text:style-name="P31"><text:span text:style-name="T2">Escena 3:</text:span> Como siempre, no todo era color rosa y la maldad estaba escondida en algún rincón. Desde el gran alboroto que causó la apertura del Mountainside Temple, este estaba siendo "cazado" por una mafia liderada por alguien que se hacia llamar Suave Dude, un matón reconocido por invadir lugares lujosos <text:span text:style-name="T31">para luego</text:span> rentar <text:span text:style-name="T31">y</text:span> armar su imperio clandestino en las montañas.</text:p>
      <text:p text:style-name="P33"><text:span text:style-name="T2">Escena 4:</text:span> Un día, los secuaces de Suave Dude intentaron invadir el Mountainside Temple, pero fueron sorprendentemente detenidos por el poder de Kung Fu Man. Suave Dude estaba interesado en hacerse con el hogar de Kung Fu Man, porque se trataba de la propiedad más valiosa de toda la ciudad. Por lo que armó un nuevo plan para obtenerl<text:span text:style-name="T258">o...</text:span></text:p>
      <text:p text:style-name="P126">(Se desarrollará en la Historia de Suave Dude)</text:p>
      <text:p text:style-name="P31"/>
      <text:p text:style-name="P31"><text:span text:style-name="T2">Escena 5:</text:span> Meses después del ataque de Suave Dude, Kung Fu Man recibió menos visitantes a su templo, pues los rumores decían que era un lugar peligroso, con el tiempo, él se sintió cada vez más solo, hasta el punto de que nadie más que las aves visitaban su viejo templo en las montañas y lo que más le preocupaba, era que había perdido a su estudiante más cercana, <text:span text:style-name="T82">pues </text:span>no p<text:span text:style-name="T82">udo</text:span> contactarla durante su viaje. Así que decidió perfeccionar su estilo Kung Fu para salir en busca de su verdadero amor.</text:p>
      <text:p text:style-name="P31"/>
      <text:p text:style-name="P31"><text:span text:style-name="T2">Escena 6:</text:span> Un día, Kung Fu Man se cruza con una mujer que le recordaba demasiado a Kung Fu Girl y fue amor a primera vista. Tras meses saliendo, Kung Fu Man se promete así mismo no cometer el mismo error que cometió con Kung Fu Girl y decide balancear su vida dedicándole tiempo a su nueva novia, pero también al Kung Fu.</text:p>
      <text:p text:style-name="P3">--------------------------------------------------------</text:p>
      <text:p text:style-name="P19">Capítulo 1: El<text:span text:style-name="T116"> Secuestr</text:span><text:span text:style-name="T117">o</text:span></text:p>
      <text:p text:style-name="P4">--------------------------------------------------------</text:p>
      <text:p text:style-name="P17"/>
      <text:p text:style-name="P31"><text:span text:style-name="T2">Escena 1:</text:span> Kung Fu Man y su novia salieron a caminar un rato como lo hacían de costumbre y derrepente fueron atacados por la banda de Suave Dude la cuál <text:span text:style-name="T83">permaneció </text:span>en silencio durante un par de meses.</text:p>
      <text:p text:style-name="P31"/>
      <text:p text:style-name="P31"><text:span text:style-name="T2">Escena 2:</text:span> Mientras Kung Fu Man estaba ocupado luchando con los <text:span text:style-name="T33">s</text:span><text:span text:style-name="T32">ecuaces</text:span>, Suave Dude capturó a su Novia, que si bien <text:span text:style-name="T84">aprendió</text:span> algo de Kung Fu, nunca había experimentado es<text:span text:style-name="T38">t</text:span>a situación y no supo defenderse.</text:p>
      <text:p text:style-name="P69"/>
      <text:p text:style-name="P31"><text:span text:style-name="T2">Novia de Kung Fu Man:</text:span> AYUDAAAA!</text:p>
      <text:p text:style-name="P31"/>
      <text:p text:style-name="P31"><text:span text:style-name="T2">Kung Fu Man:</text:span> Suave Dude suéltala!</text:p>
      <text:p text:style-name="P31"/>
      <text:p text:style-name="P31"><text:span text:style-name="T2">Suave Dude:</text:span> Ohhh pero mira que preciosura tenemos acá y dejaste tú casa sola amigo. 2x1</text:p>
      <text:p text:style-name="P31"/>
      <text:p text:style-name="P31">Kung Fu Man corre hacia Suave Dude e intenta usar su nueva técnica Kung Fu Crush, pero aún está incompleta y es noqueado por una patada triple sorpresa de Suave Dude.</text:p>
      <text:p text:style-name="P31"/>
      <text:p text:style-name="P31">En eso, lo dejan tirado bien lejos por las montañas y Suave Dude se dirige al templo con su novia</text:p>
      <text:p text:style-name="P31"/>
      <text:p text:style-name="P31"><text:span text:style-name="T2">Escena </text:span><text:span text:style-name="T12">3</text:span><text:span text:style-name="T2">:</text:span> Kung Fu Man recupera el conocimiento y recuerda lo último sucedido: <text:span text:style-name="T29">*Flashbacks de las escenas anteriores*</text:span></text:p>
      <text:p text:style-name="P124"/>
      <text:p text:style-name="P31"><text:span text:style-name="T2">Kung Fu Man:</text:span> Maldición, ese tipo no solo se llevó a mi novia sino que descuidé el templo también. Pero cómo rayos me noqueó, ¿Quién le enseñó Kung Fu a él y a sus secuaces?</text:p>
      <text:p text:style-name="P31"/>
      <text:p text:style-name="P31"><text:span text:style-name="T2">Escena 5:</text:span> Decidido a rescatar a su Novia y recuperar su Templo. Kung Fu Man ahora se dirige al pasadizo oculto del Templo de la Montaña para tomar por sorpresa a Suave Dude...</text:p>
      <text:p text:style-name="P5">--------------------------------------------------------</text:p>
      <text:p text:style-name="P20">Capítulo <text:span text:style-name="T28">2</text:span>: <text:span text:style-name="T55">Espejo Asesino</text:span></text:p>
      <text:p text:style-name="P6">--------------------------------------------------------</text:p>
      <text:p text:style-name="P69">Escena 1:</text:p>
      <text:p text:style-name="P69"/>
      <text:p text:style-name="P31"><text:span text:style-name="T2">Kung Fu Man:</text:span> Vaya, si que habían secuaces de Suave Dude en el pasadizo secreto, quizás haya obligado a mi novia a darle todos los planos para cubrir todas las rutas para evitar un ataque sorpresa. De cualquier forma, estoy mejorando mis técnicas gracias a la acción real...</text:p>
      <text:p text:style-name="P31"/>
      <text:p text:style-name="P31"><text:span text:style-name="T2">Kung Fu Man:</text:span> Vamos Suave Dude.. se dónde te estás ocultando, sal de una vez.</text:p>
      <text:p text:style-name="P31"/>
      <text:p text:style-name="P31">En ese momento una persona idéntica a Kung Fu Man aparece en frente</text:p>
      <text:p text:style-name="P31"/>
      <text:p text:style-name="P31"><text:span text:style-name="T2">Kung Fu Man:</text:span> Pero qué carajos, quién eres!?</text:p>
      <text:p text:style-name="P31"/>
      <text:p text:style-name="P31"><text:span text:style-name="T2">Evil Kung Fu Man:</text:span> HAHAHA, eres demasiado débil como para enfrentarte a mi, MUERE!</text:p>
      <text:p text:style-name="P31"/>
      <text:p text:style-name="P31">Al amenazarlo, <text:span text:style-name="T1">E</text:span>vil <text:span text:style-name="T1">K</text:span>ung <text:span text:style-name="T1">F</text:span>u <text:span text:style-name="T1">M</text:span>an saca un arma, dispara y <text:span text:style-name="T1">K</text:span>ung <text:span text:style-name="T1">F</text:span>u <text:span text:style-name="T1">M</text:span>an sale corriendo para pensar en una estrategia. Tras oír los disparos, Suave Dude hace acto de presencia.</text:p>
      <text:p text:style-name="P31"/>
      <text:p text:style-name="P31"><text:span text:style-name="T2">Suave Dude:</text:span> Qué ha pasado? lo has matado?</text:p>
      <text:p text:style-name="P31"/>
      <text:p text:style-name="P31"><text:span text:style-name="T2">Evil Kung Fu Man:</text:span> No señor, ha escapado al corredor, ahora mismo lo voy a masacrar!</text:p>
      <text:p text:style-name="P31"/>
      <text:p text:style-name="P31"><text:span text:style-name="T2">Suave Dude:</text:span> Excelenteee chico, mata al verdadero Kung Fu Man y podrás tomar su identidad por completo. Así conquistaremos los otros templos y haremos una fortuna! AHAHAHAHA</text:p>
      <text:p text:style-name="P5">--------------------------------------------------------</text:p>
      <text:p text:style-name="P20">Capítulo <text:span text:style-name="T28">3-</text:span><text:span text:style-name="T119">B</text:span>: <text:span text:style-name="T28">E</text:span><text:span text:style-name="T70">spíritu Roto</text:span><text:span text:style-name="T28"> (Ruta </text:span><text:span text:style-name="T61">2</text:span><text:span text:style-name="T28">)</text:span></text:p>
      <text:p text:style-name="P6">--------------------------------------------------------</text:p>
      <text:p text:style-name="P31"/>
      <text:p text:style-name="P31">Ocurre al <text:span text:style-name="T3">P</text:span><text:span text:style-name="T2">erder</text:span> contra Evil Kung Fu Man</text:p>
      <text:p text:style-name="P31"/>
      <text:p text:style-name="P31"><text:span text:style-name="T2">Escena 1:</text:span> Kung Fu Man es abatido por Evil Kung Fu Man y es llevado al tejado ante Suave Dude. Al Despertar:</text:p>
      <text:p text:style-name="P31"/>
      <text:p text:style-name="P31"><text:span text:style-name="T2">Suave Dude:</text:span> Bienvenido al <text:span text:style-name="T88">T</text:span>ejado <text:span text:style-name="T89">de las Verdades</text:span>, el último lugar que verás antes de ser reemplazado!</text:p>
      <text:p text:style-name="P31"/>
      <text:p text:style-name="P31"><text:span text:style-name="T2">Kung Fu Man: </text:span><text:span text:style-name="T87">¿Re</text:span>emplazado?</text:p>
      <text:p text:style-name="P31"/>
      <text:p text:style-name="P31">Kung Fu Man se levanta abruptamente pero en ese momento, <text:span text:style-name="T260">su</text:span><text:span text:style-name="T259"> clon </text:span><text:span text:style-name="T260">malvado</text:span> usa su brazo rob<text:span text:style-name="T1">ó</text:span>tico para empujarlo hacia una pared.</text:p>
      <text:p text:style-name="P31"/>
      <text:p text:style-name="P31"><text:span text:style-name="T2">Suave Dude:</text:span> Ah si, no te lo había dicho pero.. esta imitación que observas va a tomar tú lugar. Usaremos lo que quede de tu cuerpo para completarlo. <text:span text:style-name="T85">¡</text:span><text:span text:style-name="T40">A</text:span> qu<text:span text:style-name="T39">e</text:span> es un gran trabajo de <text:span text:style-name="T90">Bio</text:span>ingeniería!</text:p>
      <text:p text:style-name="P31"/>
      <text:p text:style-name="P55"><text:span text:style-name="T2">Kung Fu Man:</text:span> <text:span text:style-name="T91">¿</text:span>Cómo pudiste replicar mis movimientos en una máquina si <text:span text:style-name="T91">no</text:span> me conoces?</text:p>
      <text:p text:style-name="P55"/>
      <text:p text:style-name="P55"><text:span text:style-name="T2">Suave Dude:</text:span> Hehe, bueno no usé IA, pero si a alguien que te conoce muy bien.</text:p>
      <text:p text:style-name="P55"/>
      <text:p text:style-name="P67">Escena 2: <text:span text:style-name="T71">Aparece </text:span><text:span text:style-name="T72">Kung Fu Girl</text:span></text:p>
      <text:p text:style-name="P68"/>
      <text:p text:style-name="P56"><text:span text:style-name="T2">Kung Fu Man:</text:span> <text:span text:style-name="T44">Imposible</text:span>, ¿d<text:span text:style-name="T65">ó</text:span>nde estabas <text:span text:style-name="T45">todo este tiempo</text:span>?</text:p>
      <text:p text:style-name="P56"/>
      <text:p text:style-name="P57"><text:span text:style-name="T2">Kung Fu Girl:</text:span> Siempre estuve <text:span text:style-name="T92">aquí</text:span>...</text:p>
      <text:p text:style-name="P57"/>
      <text:p text:style-name="P35"><text:span text:style-name="T2">Kung Fu Man:</text:span> <text:span text:style-name="T93">¿Qué? Bueno, y</text:span>o solo quería..</text:p>
      <text:p text:style-name="P35"/>
      <text:p text:style-name="P35"><text:span text:style-name="T2">Kung Fu Girl:</text:span> <text:span text:style-name="T93">¿¡</text:span>Fingir que querías mejorar tú Kung Fu para luego reemplazarme por otra mujer!? Está claro que solo te estorbaba, no fuiste capaz de reconocer mi potencial, pudimos haber vivido juntos y evita<text:span text:style-name="T86">r</text:span> tod<text:span text:style-name="T86">o</text:span> est<text:span text:style-name="T86">e drama</text:span>.</text:p>
      <text:p text:style-name="P35"><text:soft-page-break/></text:p>
      <text:p text:style-name="P32"><text:span text:style-name="T13">Suave Dude:</text:span><text:span text:style-name="T118"> Bueno amigo, es momento de </text:span><text:span text:style-name="T43">ver</text:span><text:span text:style-name="T118"> de qué estas hecho, ya tengo </text:span><text:span text:style-name="T95">a la Banda </text:span><text:span text:style-name="T96">y</text:span><text:span text:style-name="T118"> el laboratorio </text:span><text:span text:style-name="T43">en marcha.</text:span><text:span text:style-name="T118"> </text:span><text:span text:style-name="T94">¿</text:span><text:span text:style-name="T43">L</text:span><text:span text:style-name="T118">isto </text:span><text:span text:style-name="T43">para </text:span><text:span text:style-name="T94">morir</text:span><text:span text:style-name="T43">?</text:span></text:p>
      <text:p text:style-name="P7">--------------------------------------------------------</text:p>
      <text:p text:style-name="P21">Capítulo <text:span text:style-name="T56">3-</text:span><text:span text:style-name="T119">A</text:span>: <text:span text:style-name="T28">E</text:span><text:span text:style-name="T70">l tejado de la Verdad</text:span><text:span text:style-name="T28"> (Ruta </text:span><text:span text:style-name="T61">1</text:span><text:span text:style-name="T28">)</text:span></text:p>
      <text:p text:style-name="P8">--------------------------------------------------------</text:p>
      <text:p text:style-name="P18"/>
      <text:p text:style-name="P30">Ocurre al <text:span text:style-name="T3">Ganar</text:span> contra Evil Kung Fu Man</text:p>
      <text:p text:style-name="P30"/>
      <text:p text:style-name="P41"><text:span text:style-name="T2">Escena 1:</text:span> <text:span text:style-name="T66">Después de destruir a su copia robótica, Kung Fu Man va en busca de Suave Dude </text:span><text:span text:style-name="T67">en los tejados del Mountainside Temple</text:span><text:span text:style-name="T66">.</text:span></text:p>
      <text:p text:style-name="P41"/>
      <text:p text:style-name="P42"><text:span text:style-name="T2">Escena 2:</text:span> Kung Fu Man llega al tejado.</text:p>
      <text:p text:style-name="P42"/>
      <text:p text:style-name="P43"><text:span text:style-name="T2">Kung Fu Man:</text:span> Suave Dude! Vete de mi templo y libera a mi <text:span text:style-name="T98">Estudiante</text:span>!</text:p>
      <text:p text:style-name="P43"/>
      <text:p text:style-name="P44"><text:span text:style-name="T2">Suave Dude:</text:span> Diablos, <text:span text:style-name="T68">entonces venciste al robot. </text:span><text:span text:style-name="T69">No importa, yo mismo te acabaré aquí y ahora! </text:span><text:span text:style-name="T99">Pero no sé a qué estudiante te refieres</text:span><text:span text:style-name="T10">..</text:span></text:p>
      <text:p text:style-name="P45"/>
      <text:p text:style-name="P46"><text:span text:style-name="T2">???:</text:span> E<text:span text:style-name="T100">ntonces si lo sabias</text:span>!</text:p>
      <text:p text:style-name="P46"/>
      <text:p text:style-name="P47">Suave Dude y Kung Fu Man voltean.</text:p>
      <text:p text:style-name="P47"/>
      <text:p text:style-name="P47">La novia de Kung Fu Man cambia a su ropa de Kung Fu.</text:p>
      <text:p text:style-name="P47"/>
      <text:p text:style-name="P47"><text:span text:style-name="T2">Kung Fu Girl:</text:span> <text:span text:style-name="T101">¿Siempre supiste que yo era tú estudiante?</text:span></text:p>
      <text:p text:style-name="P47"/>
      <text:p text:style-name="P49"><text:span text:style-name="T2">Kung Fu Man:</text:span> <text:span text:style-name="T102">Si, al principio </text:span><text:span text:style-name="T104">tenia mis dudas</text:span><text:span text:style-name="T102">, pero esa sonrisa y ese carisma que tienes, nadie lo puede reemplazar. </text:span><text:span text:style-name="T107">Por eso lo tomé como una segunda oportunidad para demostrarte mi amor a ti y al Kung Fu.</text:span></text:p>
      <text:p text:style-name="P49"/>
      <text:p text:style-name="P50"><text:span text:style-name="T2">Suave Dude:</text:span> ¿Qué significa esto <text:span text:style-name="T108">s</text:span><text:span text:style-name="T105">eñorita?, teníamos un trat</text:span><text:span text:style-name="T108">o!</text:span></text:p>
      <text:p text:style-name="P50"/>
      <text:p text:style-name="P48"><text:span text:style-name="T2">Kung Fu Girl:</text:span> <text:span text:style-name="T97">Sé que estuvo </text:span><text:span text:style-name="T110">imprudente</text:span><text:span text:style-name="T97"> </text:span><text:span text:style-name="T103">lo que hice, pero quería saber </text:span><text:span text:style-name="T109">si realmente durante el tiempo que estuvimos separados,</text:span><text:span text:style-name="T103"> podías</text:span><text:span text:style-name="T109"> mejorar tú Kung Fu, para</text:span><text:span text:style-name="T103"> vencer a </text:span><text:span text:style-name="T109">tú propio reflejo </text:span><text:span text:style-name="T112">y rescatar a tú damisela en peligro</text:span><text:span text:style-name="T103">.</text:span></text:p>
      <text:p text:style-name="P51"/>
      <text:p text:style-name="P52"><text:soft-page-break/><text:span text:style-name="T2">Suave Dude:</text:span> AHG, c<text:span text:style-name="T113">o</text:span>mo repudio estas típicas escenas. Ya que este templo solo me ha traído mas que problemas, pues que se mueran todos.</text:p>
      <text:p text:style-name="P52"/>
      <text:p text:style-name="P52">Suave Dude activa la autodestrucción del Mountainside Temple.</text:p>
      <text:p text:style-name="P52"/>
      <text:p text:style-name="P53"><text:span text:style-name="T2">Suave Dude:</text:span> Secuaces, noqueenlos y déjenlos <text:span text:style-name="T114">quemar</text:span> con este templo!</text:p>
      <text:p text:style-name="P48"/>
      <text:p text:style-name="P54"><text:span text:style-name="T2">Kung Fu Man:</text:span> Yo iré por Suave Dude para desactivar la autodestrucción, tú neutraliza a los secuaces.</text:p>
      <text:p text:style-name="P48"/>
      <text:p text:style-name="P48"><text:span text:style-name="T11">Kung Fu Girl:</text:span><text:span text:style-name="T115"> Ok</text:span><text:span text:style-name="T111"> Sensei, es hora de</text:span><text:span text:style-name="T103"> acabar con esta far</text:span><text:span text:style-name="T106">s</text:span><text:span text:style-name="T103">a!</text:span></text:p>
      <text:p text:style-name="P9">--------------------------------------------------------</text:p>
      <text:p text:style-name="P22">Capítulo <text:span text:style-name="T57">4-</text:span><text:span text:style-name="T120">D</text:span>: <text:span text:style-name="T46">La Caída de un Maestro</text:span><text:span text:style-name="T28"> (</text:span><text:span text:style-name="T46">Bad Ending</text:span><text:span text:style-name="T28">)</text:span></text:p>
      <text:p text:style-name="P10">--------------------------------------------------------</text:p>
      <text:p text:style-name="P10"/>
      <text:p text:style-name="P28">Ocurre al <text:span text:style-name="T2">Perder contra el Team Suave Dude</text:span> <text:span text:style-name="T170">y </text:span><text:span text:style-name="T22">venir</text:span><text:span text:style-name="T2"> de </text:span><text:span text:style-name="T15">la Ruta 2 (</text:span><text:span text:style-name="T2">Capítulo </text:span><text:span text:style-name="T4">3-</text:span><text:span text:style-name="T14">B</text:span><text:span text:style-name="T15">)</text:span></text:p>
      <text:p text:style-name="P35"/>
      <text:p text:style-name="P60"><text:span text:style-name="T2">Escena 1:</text:span> <text:span text:style-name="T47">Kung Fu Man </text:span><text:span text:style-name="T49">cae </text:span><text:span text:style-name="T175">brutalmente</text:span><text:span text:style-name="T49"> </text:span><text:span text:style-name="T50">del tejado</text:span><text:span text:style-name="T48">.</text:span></text:p>
      <text:p text:style-name="P60"/>
      <text:p text:style-name="P60"><text:span text:style-name="T171">Después de unos minutos </text:span><text:span text:style-name="T176">escampa</text:span><text:span text:style-name="T171">, Kung Fu Girl, Suave Dude y Evil Kung Fu Man bajan </text:span><text:span text:style-name="T175">al patio</text:span><text:span text:style-name="T171"> y se acercan al cuerpo </text:span><text:span text:style-name="T175">de Kung Fu Man</text:span><text:span text:style-name="T171">.</text:span></text:p>
      <text:p text:style-name="P35"/>
      <text:p text:style-name="P36"><text:span text:style-name="T2">Kung Fu Man </text:span><text:span text:style-name="T6">(</text:span><text:span text:style-name="T7">Tumbado </text:span><text:span text:style-name="T6">en el </text:span><text:span text:style-name="T8">patio del Templo</text:span><text:span text:style-name="T6">)</text:span><text:span text:style-name="T2">:</text:span> Yo... me equivoqué, no supe cómo manejar las cosas, así que decidí deshacerme de mis sentimientos por ti. <text:span text:style-name="T41">Cuando por fin pude encontrar el balance ya no estabas, y la conocí a ella..</text:span></text:p>
      <text:p text:style-name="P36"/>
      <text:p text:style-name="P37"><text:span text:style-name="T2">Suave Dude:</text:span> Hombre.. realmente estás ciego, tú estudiante siempre fue la novia que rapté, <text:span text:style-name="T42">la encontré llorando aquel día que le dijiste que se fuera de tú templo.</text:span></text:p>
      <text:p text:style-name="P37"/>
      <text:p text:style-name="P38"><text:span text:style-name="T2">Kung Fu Man:</text:span> Kung Fu Girl... ¿por qué ayudaste a Suave Dude? <text:span text:style-name="T51">Por qué me mentiste?</text:span></text:p>
      <text:p text:style-name="P38"/>
      <text:p text:style-name="P39"><text:span text:style-name="T2">Kung Fu Girl:</text:span> Suave Dude y yo teníamos objetivos en común, arrebatarte todo lo que tenias, eso implicaba hacerte sentir <text:span text:style-name="T52">amado. Tal como alguna vez me hiciste sentir a mi. </text:span><text:span text:style-name="T53">Ahora no te queda nada, incluso un robot </text:span><text:span text:style-name="T54">te</text:span><text:span text:style-name="T53"> reemplaz</text:span><text:span text:style-name="T54">ará</text:span><text:span text:style-name="T53">. </text:span><text:span text:style-name="T54">Así que ya puedes dejar este mundo perdedor.</text:span></text:p>
      <text:p text:style-name="P58">Bye Bye Kung Fu Man.</text:p>
      <text:p text:style-name="P58"/>
      <text:p text:style-name="P59">Kung Fu Man se desmaya.</text:p>
      <text:p text:style-name="P59"/>
      <text:p text:style-name="P59"><text:span text:style-name="T2">Suave Dude:</text:span> Quemaremos el cuerpo <text:span text:style-name="T174">junto con lo que queda del templo </text:span><text:span text:style-name="T173">para </text:span><text:span text:style-name="T178">luego </text:span><text:span text:style-name="T173">reconstruir nuestro nuevo imperio </text:span><text:span text:style-name="T178">desde este lugar</text:span>. <text:span text:style-name="T172">Ahora ven conmigo y pondré a tus pies toda la aldea m</text:span><text:span text:style-name="T177">aestra</text:span><text:span text:style-name="T172">.</text:span></text:p>
      <text:p text:style-name="P40"/>
      <text:p text:style-name="P63">FIN</text:p>
      <text:p text:style-name="P15">--------------------------------------------------------</text:p>
      <text:p text:style-name="P25">Capítulo <text:span text:style-name="T60">4-</text:span><text:span text:style-name="T120">C</text:span>: <text:span text:style-name="T213">Hora Cero</text:span><text:span text:style-name="T28"> (</text:span><text:span text:style-name="T58">Neutral </text:span><text:span text:style-name="T46">Ending</text:span><text:span text:style-name="T28">)</text:span></text:p>
      <text:p text:style-name="P16">--------------------------------------------------------</text:p>
      <text:p text:style-name="P16"/>
      <text:p text:style-name="P29">Ocurre al <text:span text:style-name="T19">Perder</text:span> <text:span text:style-name="T2">contra</text:span> <text:span text:style-name="T15">Suave Dude </text:span><text:span text:style-name="T73">y</text:span><text:span text:style-name="T21"> venir</text:span><text:span text:style-name="T2"> de </text:span><text:span text:style-name="T18">la Ruta 1</text:span><text:span text:style-name="T2"> </text:span><text:span text:style-name="T18">(</text:span><text:span text:style-name="T2">Capítulo </text:span><text:span text:style-name="T4">3-</text:span><text:span text:style-name="T14">A</text:span><text:span text:style-name="T18">)</text:span></text:p>
      <text:p text:style-name="P66"/>
      <text:p text:style-name="P74"><text:span text:style-name="T2">Escena 1: </text:span><text:span text:style-name="T180">El combate a llegado a su clímax, hay cuerpos de secuaces esparcidos por toda la sala. Suave Dude apenas se puede mantener en pie y tanto Kung Fu Man como Kung Fu Girl están exhaustos tras usar su máximo poder.</text:span></text:p>
      <text:p text:style-name="P74"/>
      <text:p text:style-name="P74"><text:span text:style-name="T23">Master </text:span><text:span text:style-name="T24">Kung Fu Man:</text:span><text:span text:style-name="T182"> </text:span><text:span text:style-name="T181">La cuenta regresiva casi llega a cero, </text:span><text:span text:style-name="T182">tenemos que abandonar el templo.</text:span></text:p>
      <text:p text:style-name="P74"/>
      <text:p text:style-name="P96"><text:span text:style-name="T2">Kung Fu Girl:</text:span> <text:span text:style-name="T183">Todo por lo que has trabajado desaparecerá, </text:span><text:span text:style-name="T216">creo saber dónde está</text:span><text:span text:style-name="T183"> </text:span><text:span text:style-name="T216">el </text:span><text:span text:style-name="T183">generador </text:span><text:span text:style-name="T216">con los explosivos </text:span><text:span text:style-name="T183">aún hay una forma de llegar y detener la autodestrucción que implantó Suave Dude.</text:span></text:p>
      <text:p text:style-name="P96"/>
      <text:p text:style-name="P128">Usaré mi nueva técnica de velocidad para alcanzarlo.</text:p>
      <text:p text:style-name="P95"/>
      <text:p text:style-name="P97"><text:span text:style-name="T2">Master Kung Fu Man:</text:span> <text:span text:style-name="T184">No lo hagas! Es </text:span><text:span text:style-name="T193">demasiado</text:span><text:span text:style-name="T184"> peligroso</text:span></text:p>
      <text:p text:style-name="P97"/>
      <text:p text:style-name="P98"><text:span text:style-name="T2">Suave Dude:</text:span> Agh, ehehe, ahahaha, <text:span text:style-name="T185">vaya par de tortolitos, </text:span><text:span text:style-name="T186">los voy a ver arder </text:span><text:span text:style-name="T205">como pollo</text:span><text:span text:style-name="T186"> </text:span><text:span text:style-name="T187">en cuestión de segundos </text:span><text:span text:style-name="T189">y he podido aguantar</text:span><text:span text:style-name="T187"> </text:span><text:span text:style-name="T188">gracias a las técnicas que me enseñó t</text:span><text:span text:style-name="T196">ú</text:span><text:span text:style-name="T188"> amiguita.</text:span></text:p>
      <text:p text:style-name="P98"/>
      <text:p text:style-name="P99"><text:span text:style-name="T2">Master Kung Fu Man:</text:span> <text:span text:style-name="T190">Suave Dudeee! </text:span>Yo <text:span text:style-name="T206">vo-</text:span><text:span text:style-name="T207">y</text:span></text:p>
      <text:p text:style-name="P98"/>
      <text:p text:style-name="P99"><text:span text:style-name="T2">Kung Fu Girl:</text:span> NO! Este es mi error, yo causé todo esto, ahora debo repararlo a como de lugar.</text:p>
      <text:p text:style-name="P99"/>
      <text:p text:style-name="P100"><text:span text:style-name="T2">Master Kung Fu Man: </text:span><text:span text:style-name="T197">En realidad, si no te hubiese dicho eso aquel día, no creo que esto hubiese pasado.</text:span></text:p>
      <text:p text:style-name="P99"/>
      <text:p text:style-name="P102"><text:span text:style-name="T2">Escena 2:</text:span> <text:span text:style-name="T208">En</text:span><text:span text:style-name="T192"> un parpadeo </text:span><text:span text:style-name="T209">y sin una última palabra</text:span><text:span text:style-name="T192">, </text:span>Kung Fu Girl <text:span text:style-name="T191">usa una velocidad vertiginosa para ir a detener la autodestrucción.</text:span></text:p>
      <text:p text:style-name="P102"/>
      <text:p text:style-name="P103"><text:soft-page-break/><text:span text:style-name="T192">Kung Fu Man se percata a los segundos y va corriendo tras ella, </text:span><text:span text:style-name="T201">dejando a un herido Suave Dude escapar…</text:span></text:p>
      <text:p text:style-name="P103"/>
      <text:p text:style-name="P103"><text:span text:style-name="T25">Escena 3:</text:span><text:span text:style-name="T210"> </text:span><text:span text:style-name="T201">E</text:span><text:span text:style-name="T192">n el </text:span><text:span text:style-name="T201">corredor, </text:span><text:span text:style-name="T262">Kung Fu Man</text:span><text:span text:style-name="T192"> se encuentra </text:span><text:span text:style-name="T198">con</text:span><text:span text:style-name="T192"> los restos de Evil Kung Fu Man, quien se activa y lo </text:span><text:span text:style-name="T194">frena </text:span><text:span text:style-name="T192">empujándolo con su </text:span><text:span text:style-name="T211">robusto</text:span><text:span text:style-name="T192"> brazo robótico hasta sacarlo del templo.</text:span></text:p>
      <text:p text:style-name="P102"/>
      <text:p text:style-name="P105">Evil Kung Fu Man emite una última risa que se queda<text:span text:style-name="T202">rá por siempre</text:span> en la cabeza de Kung Fu Man.</text:p>
      <text:p text:style-name="P101"/>
      <text:p text:style-name="P104">Lo último que se escucha es una gran explosión en el Mountainside Templ<text:span text:style-name="T199">e</text:span>, así como el grito desesperado de un Maestro <text:span text:style-name="T195">Kung Fu que ha perdido </text:span><text:span text:style-name="T200">a alguien que nunca más podrá recuperar </text:span><text:span text:style-name="T203">o tal vez, aquel hombre se precipitó </text:span><text:span text:style-name="T212">con dicha conclusión,</text:span><text:span text:style-name="T203"> </text:span><text:span text:style-name="T204">porque las autoridades nunca dieron con el cuerpo de Kung Fu Girl</text:span>...</text:p>
      <text:p text:style-name="P98"/>
      <text:p text:style-name="P75"/>
      <text:p text:style-name="P64">FIN</text:p>
      <text:p text:style-name="P11">--------------------------------------------------------</text:p>
      <text:p text:style-name="P23">Capítulo <text:span text:style-name="T60">4-</text:span><text:span text:style-name="T119">B</text:span>: <text:span text:style-name="T62">Lección de Vida</text:span><text:span text:style-name="T28"> (</text:span><text:span text:style-name="T142">Secret</text:span><text:span text:style-name="T120"> </text:span><text:span text:style-name="T46">Ending</text:span><text:span text:style-name="T28">)</text:span></text:p>
      <text:p text:style-name="P12">--------------------------------------------------------</text:p>
      <text:p text:style-name="P12"/>
      <text:p text:style-name="P27">Ocurre <text:span text:style-name="T169">a</text:span><text:span text:style-name="T59">l </text:span><text:span text:style-name="T16">Ganar</text:span><text:span text:style-name="T59"> </text:span><text:span text:style-name="T2">contra el Team Suave Dude</text:span> y <text:span text:style-name="T2">venir de </text:span><text:span text:style-name="T17">la Ruta 2</text:span><text:span text:style-name="T2"> </text:span><text:span text:style-name="T17">(</text:span><text:span text:style-name="T2">Capítulo </text:span><text:span text:style-name="T4">3-</text:span><text:span text:style-name="T14">B</text:span><text:span text:style-name="T17">)</text:span></text:p>
      <text:p text:style-name="P65"/>
      <text:p text:style-name="P73"><text:span text:style-name="T2">Escena 1:</text:span> <text:span text:style-name="T121">Tras </text:span><text:span text:style-name="T122">una brutal batalla, Kung Fu Man logra derrotar a todos</text:span><text:span text:style-name="T34">. </text:span><text:span text:style-name="T35">Sin embargo..</text:span></text:p>
      <text:p text:style-name="P125"/>
      <text:p text:style-name="P76"><text:span text:style-name="T36">Suave Dude:</text:span><text:span text:style-name="T32"> Ahahahaha, si</text:span><text:span text:style-name="T37">ii</text:span><text:span text:style-name="T32"> eso es!, puedo sentir tú ira Kung Fu Man. Mira nada más a tú novio niña.</text:span></text:p>
      <text:p text:style-name="P76"/>
      <text:p text:style-name="P76"><text:span text:style-name="T2">Kung Fu Girl:</text:span> <text:span text:style-name="T143">¿</text:span><text:span text:style-name="T123">Esto es Kung Fu para ti?</text:span></text:p>
      <text:p text:style-name="P76"/>
      <text:p text:style-name="P77"><text:span text:style-name="T2">Kung Fu Man:</text:span> YA BASTA! Me engañaste y de paso <text:span text:style-name="T124">te aliaste con este rufián para invadir mi templo! </text:span><text:span text:style-name="T144">¿</text:span><text:span text:style-name="T124">En qué diablos estabas pensado?</text:span></text:p>
      <text:p text:style-name="P77"/>
      <text:p text:style-name="P78"><text:span text:style-name="T2">Kung Fu Girl:</text:span> Ya comprendes lo que se siente que te abandonen a tú suerte eh? <text:span text:style-name="T145">Aunque no sabia que todo este tiempo </text:span><text:span text:style-name="T146">tú </text:span><text:span text:style-name="T145">sabias qu</text:span><text:span text:style-name="T147">e era yo realmente</text:span><text:span text:style-name="T145">..</text:span></text:p>
      <text:p text:style-name="P78"/>
      <text:p text:style-name="P80"><text:span text:style-name="T2">Kung Fu Man:</text:span> Yo no te abandoné, solo te dije que fueras a buscar más fuerza tomándote tiempo para ti, eso me iba a servir a mi también para mejora<text:span text:style-name="T148">r</text:span>. <text:span text:style-name="T150">En cualquier momento podías regresar, p</text:span>ero ya veo que lo desaprovechaste, <text:span text:style-name="T151">¡</text:span><text:span text:style-name="T125">INCLUSO ME CLONARON!</text:span>. <text:span text:style-name="T179">¿¡</text:span><text:span text:style-name="T126">Es que acaso te querías deshacer por completo de mi!?</text:span></text:p>
      <text:p text:style-name="P80"/>
      <text:p text:style-name="P94"><text:span text:style-name="T2">Suave Dude:</text:span> <text:span text:style-name="T152">JO! </text:span>Se pone más bueno si te <text:span text:style-name="T164">digo</text:span> que ella me enseñó todas esas técnicas con las que te enfrenté. Aunque vaya porquería, porque de nada me sirvieron.</text:p>
      <text:p text:style-name="P79"/>
      <text:p text:style-name="P82"><text:span text:style-name="T2">Escena 2:</text:span> Un Kung Fu Man furioso <text:span text:style-name="T153">corre y </text:span>golpea con fuerza a Kung Fu Girl, <text:span text:style-name="T127">ella </text:span><text:span text:style-name="T149">intenta defenderse, pero al no contar con </text:span><text:span text:style-name="T165">suficiente</text:span><text:span text:style-name="T149"> fuerza tras el combate previo,</text:span><text:span text:style-name="T127"> </text:span><text:span text:style-name="T149">resbala y queda</text:span><text:span text:style-name="T127"> colgando del tejado a punto de caer</text:span>.</text:p>
      <text:p text:style-name="P79"/>
      <text:p text:style-name="P79"><text:span text:style-name="T2">Suave Dude:</text:span> Evil Kung Fu Man, activa la autodestrucción <text:span text:style-name="T154">del Templo</text:span>!</text:p>
      <text:p text:style-name="P79"><text:soft-page-break/></text:p>
      <text:p text:style-name="P79"><text:span text:style-name="T2">Kung Fu Man:</text:span> <text:span text:style-name="T128">AH NO LO CREO!</text:span></text:p>
      <text:p text:style-name="P79"/>
      <text:p text:style-name="P83"><text:span text:style-name="T2">Escena 3:</text:span> Kung Fu Man corre a evitar que su clon destruya el templo, pero en ese momento, <text:span text:style-name="T130">con la poca fuerza que le quedaba, Kung Fu Girl lanza un grito de desesperación</text:span>..</text:p>
      <text:p text:style-name="P79"/>
      <text:p text:style-name="P81"><text:span text:style-name="T2">Kung Fu Girl:</text:span> <text:span text:style-name="T129">Sensei! </text:span><text:span text:style-name="T131">No puedo </text:span><text:span text:style-name="T155">sosten-er</text:span><text:span text:style-name="T131">!</text:span></text:p>
      <text:p text:style-name="P81"/>
      <text:p text:style-name="P84">Kung Fu Man <text:span text:style-name="T166">enloquece por mantener su templo </text:span><text:span text:style-name="T167">dejándolo</text:span><text:span text:style-name="T166"> sordo y ciego ante su otra prioridad. Así que</text:span><text:span text:style-name="T132"> destruye </text:span><text:span text:style-name="T168">todo </text:span><text:span text:style-name="T132">lo que queda</text:span><text:span text:style-name="T168">ba</text:span><text:span text:style-name="T132"> de Evil Kung Fu Man, pero luego escucha los gritos de Kung Fu Girl cayendo del tejado.</text:span></text:p>
      <text:p text:style-name="P84"/>
      <text:p text:style-name="P85"><text:span text:style-name="T2">Kung Fu Girl:</text:span> <text:span text:style-name="T156">KY</text:span>AAAhh!</text:p>
      <text:p text:style-name="P85"/>
      <text:p text:style-name="P85">Kung Fu Man corre, pero es imposible volver a tomar su mano.</text:p>
      <text:p text:style-name="P85"/>
      <text:p text:style-name="P86"><text:span text:style-name="T2">Kung Fu Man:</text:span> NOOOOOOOOOO, <text:span text:style-name="T157">maldición</text:span><text:span text:style-name="T158">nn</text:span><text:span text:style-name="T157">!!!</text:span></text:p>
      <text:p text:style-name="P86"/>
      <text:p text:style-name="P87"><text:span text:style-name="T2">Suave Dude:</text:span> Ahahahaha, salvaste el templo, bien hecho, pero a qué costo? <text:span text:style-name="T133">AHAHAHAHAH, honestamente quería ver cómo ambos se quemaban vivos pero supongo que todo acabó para mi.</text:span></text:p>
      <text:p text:style-name="P87"/>
      <text:p text:style-name="P88">Kung Fu Man no dice nada, está en el borde del tejado mirando <text:span text:style-name="T159">hacia el</text:span> suelo.</text:p>
      <text:p text:style-name="P88"/>
      <text:p text:style-name="P89"><text:span text:style-name="T2">Suave Dude:</text:span> Hombre dime algo! <text:span text:style-name="T134">Me rompiste las costillas y no puedo apreciar el cadáver de la niña. </text:span><text:span text:style-name="T160">Pero animate!</text:span></text:p>
      <text:p text:style-name="P89"/>
      <text:p text:style-name="P89"><text:span text:style-name="T135">¿</text:span><text:span text:style-name="T160">Qué te parece si h</text:span><text:span text:style-name="T135">acemos una fiesta en tú templo </text:span><text:span text:style-name="T160">como</text:span><text:span text:style-name="T135"> despedida de soltero?</text:span></text:p>
      <text:p text:style-name="P89"/>
      <text:p text:style-name="P70">Escena 4: <text:span text:style-name="T74">Kung Fu Man se voltea y </text:span><text:span text:style-name="T75">recoge del piso </text:span><text:span text:style-name="T74">a Suave Dude. </text:span><text:span text:style-name="T76">Seguido de esto, lo lanza al aire </text:span><text:span text:style-name="T77">y le pega un</text:span><text:span text:style-name="T76"> Smash Kung Fu Upper.</text:span></text:p>
      <text:p text:style-name="P92"/>
      <text:p text:style-name="P92"><text:span text:style-name="T136">Antes de que caiga recuerda el agarre que Evil Kung Fu Man le hizo antes </text:span><text:span text:style-name="T137">y lo replica </text:span><text:span text:style-name="T161">con rabia en sus ojos</text:span><text:span text:style-name="T137">.</text:span></text:p>
      <text:p text:style-name="P92"/>
      <text:p text:style-name="P92"><text:soft-page-break/><text:span text:style-name="T138">Finalmente, concentra toda su ira en la nueva técnica que ha estado perfeccionando, pero ahora ha sido distorsionada: Kung Fu Crush.</text:span></text:p>
      <text:p text:style-name="P91"/>
      <text:p text:style-name="P91"><text:span text:style-name="T139">Un rayo impacta en el cuerpo de </text:span><text:span text:style-name="T140">S</text:span><text:span text:style-name="T139">uave </text:span><text:span text:style-name="T140">D</text:span><text:span text:style-name="T139">ude mientras sale volando del tejado </text:span><text:span text:style-name="T162">por aquel brutal golpe</text:span><text:span text:style-name="T139">.</text:span></text:p>
      <text:p text:style-name="P90"/>
      <text:p text:style-name="P93">Lo último que se escucha es un grito desgarrador proveniente del <text:span text:style-name="T141">tejado de</text:span> Mountainside Temple y una ola de secuaces aproximándose a vengar a su líder, <text:span text:style-name="T163">mientras cae la lluvia en la larga y oscura noche</text:span>.</text:p>
      <text:p text:style-name="P93"/>
      <text:p text:style-name="P73"/>
      <text:p text:style-name="P62">FIN</text:p>
      <text:p text:style-name="P13">--------------------------------------------------------</text:p>
      <text:p text:style-name="P24">Capítulo <text:span text:style-name="T60">4-</text:span><text:span text:style-name="T119">A</text:span>: <text:span text:style-name="T63">Por los Viejos Tiempos</text:span><text:span text:style-name="T28"> (</text:span><text:span text:style-name="T63">Good</text:span><text:span text:style-name="T46"> Ending</text:span><text:span text:style-name="T28">)</text:span></text:p>
      <text:p text:style-name="P14">--------------------------------------------------------</text:p>
      <text:p text:style-name="P14"/>
      <text:p text:style-name="P26">Ocurre <text:span text:style-name="T64">a</text:span>l <text:span text:style-name="T5">Ganar</text:span><text:span text:style-name="T2"> contra Suave Dude</text:span> y <text:span text:style-name="T2">venir de </text:span><text:span text:style-name="T20">la Ruta 1</text:span><text:span text:style-name="T2"> </text:span><text:span text:style-name="T20">(</text:span><text:span text:style-name="T2">Capítulo </text:span><text:span text:style-name="T4">3-</text:span><text:span text:style-name="T14">A</text:span><text:span text:style-name="T20">)</text:span></text:p>
      <text:p text:style-name="P61"/>
      <text:p text:style-name="P71"><text:span text:style-name="T9">Escena 1:</text:span><text:span text:style-name="T78"> </text:span><text:span text:style-name="T214">Kung Fu Man y Kung Fu Girl logran detener a Suave Dude y </text:span><text:span text:style-name="T215">a </text:span><text:span text:style-name="T214">sus Secuaces a tiempo antes de que </text:span><text:span text:style-name="T215">la cuenta regresiva llegue a cero</text:span><text:span text:style-name="T214">. </text:span><text:span text:style-name="T222">Luego de comprobar que Suave Dude se encuentra noqueado:</text:span></text:p>
      <text:p text:style-name="P72"/>
      <text:p text:style-name="P106"><text:span text:style-name="T2">Kung Fu Girl:</text:span> Sígueme sensei, creo saber dónde está el generador que implantó Suave Dude.</text:p>
      <text:p text:style-name="P106"/>
      <text:p text:style-name="P108"><text:span text:style-name="T2">Escena 2:</text:span> Mientras ambos van corriendo por el corredor:</text:p>
      <text:p text:style-name="P106"/>
      <text:p text:style-name="P107"><text:span text:style-name="T26">Master </text:span><text:span text:style-name="T2">Kung Fu Man:</text:span> <text:span text:style-name="T217">Un generador? Pero por qué </text:span><text:span text:style-name="T218">Suave Dude quería poner un sistema de autodestrucción en el templo?</text:span></text:p>
      <text:p text:style-name="P107"/>
      <text:p text:style-name="P109"><text:span text:style-name="T232">Kung Fu Girl:</text:span> <text:span text:style-name="T219">Luego tenemos que discutir bien lo sucedido, pero en resumen, Suave Dude quería poner a funcionar una supercomputadora para minar </text:span><text:span text:style-name="T220">criptomonedas</text:span><text:span text:style-name="T219"> desde aquí y que el gran mountainside temple </text:span><text:span text:style-name="T220">le </text:span><text:span text:style-name="T219">sirviera como base de operaciones. Sin embargo, si tú lograbas causarle problemas, </text:span><text:span text:style-name="T221">tendría un plan b </text:span><text:span text:style-name="T223">que consistía en</text:span><text:span text:style-name="T221"> matarte a ti junto con la evidencia de sus operaciones ilegales.</text:span></text:p>
      <text:p text:style-name="P109"/>
      <text:p text:style-name="P110"><text:span text:style-name="T2">Master Kung Fu Man:</text:span> Y TÚ APOYABAS TODO ESO?</text:p>
      <text:p text:style-name="P110"/>
      <text:p text:style-name="P111"><text:span text:style-name="T2">Kung Fu Girl:</text:span> No, en realidad yo solo quería causarte daño sentimental “dejándome secuestrar”, <text:span text:style-name="T224">pero </text:span><text:span text:style-name="T227">hasta allí, </text:span><text:span text:style-name="T228">porque luego mi intención llegaría</text:span><text:span text:style-name="T224"> muy lejos </text:span><text:span text:style-name="T228">al enterarme de lo que </text:span><text:span text:style-name="T233">él </text:span><text:span text:style-name="T228">realmente quería</text:span><text:span text:style-name="T224"> y se aprovechó de mi </text:span><text:span text:style-name="T229">plan </text:span><text:span text:style-name="T230">para montar el suyo</text:span><text:span text:style-name="T224">. </text:span></text:p>
      <text:p text:style-name="P111"/>
      <text:p text:style-name="P112"><text:span text:style-name="T2">Escena 3:</text:span> <text:span text:style-name="T235">Ambos l</text:span>legan al generador y desactivan la bomba.</text:p>
      <text:p text:style-name="P111"/>
      <text:p text:style-name="P111"><text:span text:style-name="T27">Kung Fu Girl:</text:span><text:span text:style-name="T235"> </text:span><text:span text:style-name="T225">Fui una tonta al confiar en que un “</text:span><text:span text:style-name="T226">Ricachon</text:span><text:span text:style-name="T225">” </text:span><text:span text:style-name="T226">cumpliría mi deseo </text:span><text:span text:style-name="T231">sin </text:span><text:span text:style-name="T234">buscar </text:span><text:span text:style-name="T231">algo a cambio</text:span><text:span text:style-name="T226">.</text:span></text:p>
      <text:p text:style-name="P111"/>
      <text:p text:style-name="P113"><text:soft-page-break/>En ese momento, Evil Kung Fu Man <text:span text:style-name="T236">que estaba supuestamente destruido</text:span> se activa <text:span text:style-name="T237">para ir en busca de su creador</text:span>. <text:span text:style-name="T238">Sin embargo, Kung Fu Girl y Kung Fu Man lo terminan destruyendo con un ataque </text:span><text:span text:style-name="T253">especial</text:span><text:span text:style-name="T238"> dual.</text:span></text:p>
      <text:p text:style-name="P113"/>
      <text:p text:style-name="P114"><text:span text:style-name="T2">Master Kung Fu Man:</text:span> JA, nada <text:span text:style-name="T254">como</text:span> el Kung Fu perfeccionado.</text:p>
      <text:p text:style-name="P114"/>
      <text:p text:style-name="P115"><text:span text:style-name="T2">Kung Fu Girl:</text:span> Tú lo has dicho jaja, ahora.. en qué nos quedamos <text:span text:style-name="T239">aquel día</text:span>?</text:p>
      <text:p text:style-name="P115"/>
      <text:p text:style-name="P116"><text:span text:style-name="T2">Master Kung Fu Man:</text:span> Primero tenemos que entregar a Suave Dude a las autoridades para ponernos al día.</text:p>
      <text:p text:style-name="P116"/>
      <text:p text:style-name="P117"><text:span text:style-name="T2">Escena 4:</text:span> Semanas después del incidente, Kung Fu Man se encuentra entrenando nuevamente a Kung Fu Girl en un parqu<text:span text:style-name="T255">e...</text:span></text:p>
      <text:p text:style-name="P117"/>
      <text:p text:style-name="P118"><text:span text:style-name="T2">Kung Fu Girl:</text:span> Esto es genial!, extrañaba demasiado volver a entr<text:span text:style-name="T244">en</text:span>ar contigo sensei.</text:p>
      <text:p text:style-name="P118"/>
      <text:p text:style-name="P119"><text:span text:style-name="T2">Master Kung Fu Man:</text:span> Si, lo mismo digo. <text:span text:style-name="T245">A</text:span>quella vez que andabas disfrazada no me sentía tan cómodo. Pero sigamos mirando hacia el futuro en lugar de preocuparnos por el pasado.</text:p>
      <text:p text:style-name="P119"/>
      <text:p text:style-name="P120"><text:span text:style-name="T2">Kung Fu Girl:</text:span> Debemos hacernos más fuertes no te enteraste? Pronto vamos a recibir nuevos invitados <text:span text:style-name="T251">que entrenar </text:span>en el <text:span text:style-name="T240">templo para </text:span><text:span text:style-name="T251">el</text:span><text:span text:style-name="T240"> Torneo Multiversal inevitable.</text:span></text:p>
      <text:p text:style-name="P120"/>
      <text:p text:style-name="P121"><text:span text:style-name="T2">Master Kung Fu Man:</text:span> Ah el evento <text:span text:style-name="T245">canónico</text:span> que ocurre cada ciertos siglos, <text:span text:style-name="T241">he estado entrenando </text:span><text:span text:style-name="T242">también para representar a mi clan </text:span><text:span text:style-name="T246">allí</text:span><text:span text:style-name="T242">.</text:span></text:p>
      <text:p text:style-name="P121"/>
      <text:p text:style-name="P122"><text:span text:style-name="T2">Kung Fu Girl:</text:span> Lo mejor de todo es que hice algunos amigos durante mi viaje de auto-exploración <text:span text:style-name="T243">y me enseñaron nuevas </text:span><text:span text:style-name="T247">formas</text:span><text:span text:style-name="T243"> </text:span><text:span text:style-name="T247">de</text:span><text:span text:style-name="T243"> incrementar exponencialmente mis habilidades.</text:span></text:p>
      <text:p text:style-name="P122"/>
      <text:p text:style-name="P123"><text:span text:style-name="T2">Master Kung Fu Man:</text:span> Insinúas que me has superado? <text:span text:style-name="T261">Bueno v</text:span><text:span text:style-name="T248">eo que no perdiste del todo tú tiempo </text:span><text:span text:style-name="T250">con ese matón</text:span><text:span text:style-name="T248">.</text:span></text:p>
      <text:p text:style-name="P123"/>
      <text:p text:style-name="P123"><text:span text:style-name="T257">¡</text:span><text:span text:style-name="T249">Entonces </text:span><text:span text:style-name="T256">e</text:span><text:span text:style-name="T252">nseñame todo tú potencial</text:span><text:span text:style-name="T249"> como en los viejos tiempos!</text:span></text:p>
      <text:p text:style-name="P72"/>
      <text:p text:style-name="P62">FI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VE"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VE"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4T13:37:52.974000000</meta:creation-date>
    <dc:date>2024-02-21T15:53:39.785000000</dc:date>
    <meta:editing-duration>PT10H6M47S</meta:editing-duration>
    <meta:editing-cycles>471</meta:editing-cycles>
    <meta:generator>LibreOffice/7.5.4.2$Windows_X86_64 LibreOffice_project/36ccfdc35048b057fd9854c757a8b67ec53977b6</meta:generator>
    <meta:document-statistic meta:table-count="0" meta:image-count="0" meta:object-count="0" meta:page-count="16" meta:paragraph-count="163" meta:word-count="3135" meta:character-count="18189" meta:non-whitespace-character-count="15216"/>
  </office:meta>
</office:document-meta>
</file>